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1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00.02mm" svg:height="126.45mm" svg:x="109.61mm" svg:y="4.53mm">
            <draw:object draw:notify-on-update-of-ranges="Sheet1.A2:Sheet1.A101 Sheet1.B1:Sheet1.B1 Sheet1.B2:Sheet1.B101 Sheet1.A2:Sheet1.A101 Sheet1.C1:Sheet1.C1 Sheet1.C2:Sheet1.C101 Sheet1.A2:Sheet1.A101 Sheet1.D1:Sheet1.D1 Sheet1.D2:Sheet1.D101 Sheet1.A2:Sheet1.A101 Sheet1.E1:Sheet1.E1 Sheet1.E2:Sheet1.E101 Sheet1.A2:Sheet1.A101 Sheet1.F1:Sheet1.F1 Sheet1.F2:Sheet1.F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5" table:default-cell-style-name="ce5"/>
        <table:table-column table:style-name="co3" table:number-columns-repeated="1018" table:default-cell-style-name="ce5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Sistema 1</text:p>
          </table:table-cell>
          <table:table-cell table:style-name="ce3" office:value-type="string" calcext:value-type="string">
            <text:p>Sistema 2</text:p>
          </table:table-cell>
          <table:table-cell table:style-name="ce3" office:value-type="string" calcext:value-type="string">
            <text:p>Sistema 3</text:p>
          </table:table-cell>
          <table:table-cell table:style-name="ce3" office:value-type="string" calcext:value-type="string">
            <text:p>Sistema 4</text:p>
          </table:table-cell>
          <table:table-cell table:style-name="ce3" office:value-type="string" calcext:value-type="string">
            <text:p>Sistema 5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3.7548621279027" calcext:value-type="float">
            <text:p>13.75</text:p>
          </table:table-cell>
          <table:table-cell table:style-name="ce4" office:value-type="float" office:value="12.029108591051" calcext:value-type="float">
            <text:p>12.03</text:p>
          </table:table-cell>
          <table:table-cell table:style-name="ce4" office:value-type="float" office:value="4.80618577871862" calcext:value-type="float">
            <text:p>4.81</text:p>
          </table:table-cell>
          <table:table-cell table:style-name="ce4" office:value-type="float" office:value="17.8869829954464" calcext:value-type="float">
            <text:p>17.89</text:p>
          </table:table-cell>
          <table:table-cell table:style-name="ce4" office:value-type="float" office:value="15.545562394168" calcext:value-type="float">
            <text:p>15.55</text:p>
          </table:table-cell>
          <table:table-cell table:number-columns-repeated="101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4" office:value-type="float" office:value="3.86133151313255" calcext:value-type="float">
            <text:p>3.86</text:p>
          </table:table-cell>
          <table:table-cell table:style-name="ce4" office:value-type="float" office:value="13.8434449957002" calcext:value-type="float">
            <text:p>13.84</text:p>
          </table:table-cell>
          <table:table-cell table:style-name="ce4" office:value-type="float" office:value="0.0821070175417953" calcext:value-type="float">
            <text:p>0.08</text:p>
          </table:table-cell>
          <table:table-cell table:style-name="ce4" office:value-type="float" office:value="15.1828060502408" calcext:value-type="float">
            <text:p>15.18</text:p>
          </table:table-cell>
          <table:table-cell table:style-name="ce4" office:value-type="float" office:value="19.3113301810335" calcext:value-type="float">
            <text:p>19.31</text:p>
          </table:table-cell>
          <table:table-cell table:number-columns-repeated="101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" office:value-type="float" office:value="30.2888849321164" calcext:value-type="float">
            <text:p>30.29</text:p>
          </table:table-cell>
          <table:table-cell table:style-name="ce4" office:value-type="float" office:value="15.770284839196" calcext:value-type="float">
            <text:p>15.77</text:p>
          </table:table-cell>
          <table:table-cell table:style-name="ce4" office:value-type="float" office:value="18.9009131127777" calcext:value-type="float">
            <text:p>18.90</text:p>
          </table:table-cell>
          <table:table-cell table:style-name="ce4" office:value-type="float" office:value="14.576290178584" calcext:value-type="float">
            <text:p>14.58</text:p>
          </table:table-cell>
          <table:table-cell table:style-name="ce4" office:value-type="float" office:value="0.576391455295919" calcext:value-type="float">
            <text:p>0.58</text:p>
          </table:table-cell>
          <table:table-cell table:number-columns-repeated="101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" office:value-type="float" office:value="8.68212726468427" calcext:value-type="float">
            <text:p>8.68</text:p>
          </table:table-cell>
          <table:table-cell table:style-name="ce4" office:value-type="float" office:value="15.4074657024435" calcext:value-type="float">
            <text:p>15.41</text:p>
          </table:table-cell>
          <table:table-cell table:style-name="ce4" office:value-type="float" office:value="7.74443347406172" calcext:value-type="float">
            <text:p>7.74</text:p>
          </table:table-cell>
          <table:table-cell table:style-name="ce4" office:value-type="float" office:value="15.5082987845939" calcext:value-type="float">
            <text:p>15.51</text:p>
          </table:table-cell>
          <table:table-cell table:style-name="ce4" office:value-type="float" office:value="0.459004624875956" calcext:value-type="float">
            <text:p>0.46</text:p>
          </table:table-cell>
          <table:table-cell table:number-columns-repeated="101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" office:value-type="float" office:value="18.2866848629251" calcext:value-type="float">
            <text:p>18.29</text:p>
          </table:table-cell>
          <table:table-cell table:style-name="ce4" office:value-type="float" office:value="29.8966171580938" calcext:value-type="float">
            <text:p>29.90</text:p>
          </table:table-cell>
          <table:table-cell table:style-name="ce4" office:value-type="float" office:value="2.42773968241229" calcext:value-type="float">
            <text:p>2.43</text:p>
          </table:table-cell>
          <table:table-cell table:style-name="ce4" office:value-type="float" office:value="16.7997434297595" calcext:value-type="float">
            <text:p>16.80</text:p>
          </table:table-cell>
          <table:table-cell table:style-name="ce4" office:value-type="float" office:value="22.5268943255328" calcext:value-type="float">
            <text:p>22.53</text:p>
          </table:table-cell>
          <table:table-cell table:number-columns-repeated="101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" office:value-type="float" office:value="13.213007522001" calcext:value-type="float">
            <text:p>13.21</text:p>
          </table:table-cell>
          <table:table-cell table:style-name="ce4" office:value-type="float" office:value="9.52677943734504" calcext:value-type="float">
            <text:p>9.53</text:p>
          </table:table-cell>
          <table:table-cell table:style-name="ce4" office:value-type="float" office:value="16.4540515717343" calcext:value-type="float">
            <text:p>16.45</text:p>
          </table:table-cell>
          <table:table-cell table:style-name="ce4" office:value-type="float" office:value="10.3550968522356" calcext:value-type="float">
            <text:p>10.36</text:p>
          </table:table-cell>
          <table:table-cell table:style-name="ce4" office:value-type="float" office:value="9.85570432583573" calcext:value-type="float">
            <text:p>9.86</text:p>
          </table:table-cell>
          <table:table-cell table:number-columns-repeated="101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" office:value-type="float" office:value="9.6214428737621" calcext:value-type="float">
            <text:p>9.62</text:p>
          </table:table-cell>
          <table:table-cell table:style-name="ce4" office:value-type="float" office:value="7.84805628276254" calcext:value-type="float">
            <text:p>7.85</text:p>
          </table:table-cell>
          <table:table-cell table:style-name="ce4" office:value-type="float" office:value="12.1903491663448" calcext:value-type="float">
            <text:p>12.19</text:p>
          </table:table-cell>
          <table:table-cell table:style-name="ce4" office:value-type="float" office:value="14.6180786017224" calcext:value-type="float">
            <text:p>14.62</text:p>
          </table:table-cell>
          <table:table-cell table:style-name="ce4" office:value-type="float" office:value="4.28864277677497" calcext:value-type="float">
            <text:p>4.29</text:p>
          </table:table-cell>
          <table:table-cell table:number-columns-repeated="101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" office:value-type="float" office:value="18.1879041341957" calcext:value-type="float">
            <text:p>18.19</text:p>
          </table:table-cell>
          <table:table-cell table:style-name="ce4" office:value-type="float" office:value="8.69576279554572" calcext:value-type="float">
            <text:p>8.70</text:p>
          </table:table-cell>
          <table:table-cell table:style-name="ce4" office:value-type="float" office:value="0.141303182106009" calcext:value-type="float">
            <text:p>0.14</text:p>
          </table:table-cell>
          <table:table-cell table:style-name="ce4" office:value-type="float" office:value="19.0333248473026" calcext:value-type="float">
            <text:p>19.03</text:p>
          </table:table-cell>
          <table:table-cell table:style-name="ce4" office:value-type="float" office:value="7.00301880533147" calcext:value-type="float">
            <text:p>7.00</text:p>
          </table:table-cell>
          <table:table-cell table:number-columns-repeated="101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4" office:value-type="float" office:value="11.0939843747744" calcext:value-type="float">
            <text:p>11.09</text:p>
          </table:table-cell>
          <table:table-cell table:style-name="ce4" office:value-type="float" office:value="14.8760791334657" calcext:value-type="float">
            <text:p>14.88</text:p>
          </table:table-cell>
          <table:table-cell table:style-name="ce4" office:value-type="float" office:value="0.863180588669937" calcext:value-type="float">
            <text:p>0.86</text:p>
          </table:table-cell>
          <table:table-cell table:style-name="ce4" office:value-type="float" office:value="14.1680785938226" calcext:value-type="float">
            <text:p>14.17</text:p>
          </table:table-cell>
          <table:table-cell table:style-name="ce4" office:value-type="float" office:value="14.4816769239477" calcext:value-type="float">
            <text:p>14.48</text:p>
          </table:table-cell>
          <table:table-cell table:number-columns-repeated="101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4" office:value-type="float" office:value="13.3489424736126" calcext:value-type="float">
            <text:p>13.35</text:p>
          </table:table-cell>
          <table:table-cell table:style-name="ce4" office:value-type="float" office:value="9.30842138029239" calcext:value-type="float">
            <text:p>9.31</text:p>
          </table:table-cell>
          <table:table-cell table:style-name="ce4" office:value-type="float" office:value="1.32932863749951" calcext:value-type="float">
            <text:p>1.33</text:p>
          </table:table-cell>
          <table:table-cell table:style-name="ce4" office:value-type="float" office:value="20.9032901866125" calcext:value-type="float">
            <text:p>20.90</text:p>
          </table:table-cell>
          <table:table-cell table:style-name="ce4" office:value-type="float" office:value="15.8387539661529" calcext:value-type="float">
            <text:p>15.84</text:p>
          </table:table-cell>
          <table:table-cell table:number-columns-repeated="101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" office:value-type="float" office:value="21.8044413432428" calcext:value-type="float">
            <text:p>21.80</text:p>
          </table:table-cell>
          <table:table-cell table:style-name="ce4" office:value-type="float" office:value="14.1737203719876" calcext:value-type="float">
            <text:p>14.17</text:p>
          </table:table-cell>
          <table:table-cell table:style-name="ce4" office:value-type="float" office:value="6.0930973964252" calcext:value-type="float">
            <text:p>6.09</text:p>
          </table:table-cell>
          <table:table-cell table:style-name="ce4" office:value-type="float" office:value="13.4473862042523" calcext:value-type="float">
            <text:p>13.45</text:p>
          </table:table-cell>
          <table:table-cell table:style-name="ce4" office:value-type="float" office:value="10.4752084433588" calcext:value-type="float">
            <text:p>10.48</text:p>
          </table:table-cell>
          <table:table-cell table:number-columns-repeated="101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" office:value-type="float" office:value="5.60267188516433" calcext:value-type="float">
            <text:p>5.60</text:p>
          </table:table-cell>
          <table:table-cell table:style-name="ce4" office:value-type="float" office:value="6.06554011373822" calcext:value-type="float">
            <text:p>6.07</text:p>
          </table:table-cell>
          <table:table-cell table:style-name="ce4" office:value-type="float" office:value="0.795258605019321" calcext:value-type="float">
            <text:p>0.80</text:p>
          </table:table-cell>
          <table:table-cell table:style-name="ce4" office:value-type="float" office:value="27.4301631750297" calcext:value-type="float">
            <text:p>27.43</text:p>
          </table:table-cell>
          <table:table-cell table:style-name="ce4" office:value-type="float" office:value="3.25908019323103" calcext:value-type="float">
            <text:p>3.26</text:p>
          </table:table-cell>
          <table:table-cell table:number-columns-repeated="101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" office:value-type="float" office:value="6.55171285115625" calcext:value-type="float">
            <text:p>6.55</text:p>
          </table:table-cell>
          <table:table-cell table:style-name="ce4" office:value-type="float" office:value="13.4107686123006" calcext:value-type="float">
            <text:p>13.41</text:p>
          </table:table-cell>
          <table:table-cell table:style-name="ce4" office:value-type="float" office:value="0.47625443442218" calcext:value-type="float">
            <text:p>0.48</text:p>
          </table:table-cell>
          <table:table-cell table:style-name="ce4" office:value-type="float" office:value="11.5170585143527" calcext:value-type="float">
            <text:p>11.52</text:p>
          </table:table-cell>
          <table:table-cell table:style-name="ce4" office:value-type="float" office:value="24.477227851008" calcext:value-type="float">
            <text:p>24.48</text:p>
          </table:table-cell>
          <table:table-cell table:number-columns-repeated="101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" office:value-type="float" office:value="1.1420653486992" calcext:value-type="float">
            <text:p>1.14</text:p>
          </table:table-cell>
          <table:table-cell table:style-name="ce4" office:value-type="float" office:value="8.56866456716186" calcext:value-type="float">
            <text:p>8.57</text:p>
          </table:table-cell>
          <table:table-cell table:style-name="ce4" office:value-type="float" office:value="3.37778131112906" calcext:value-type="float">
            <text:p>3.38</text:p>
          </table:table-cell>
          <table:table-cell table:style-name="ce4" office:value-type="float" office:value="13.2080382716062" calcext:value-type="float">
            <text:p>13.21</text:p>
          </table:table-cell>
          <table:table-cell table:style-name="ce4" office:value-type="float" office:value="8.45431693073381" calcext:value-type="float">
            <text:p>8.45</text:p>
          </table:table-cell>
          <table:table-cell table:number-columns-repeated="101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" office:value-type="float" office:value="2.52074447655199" calcext:value-type="float">
            <text:p>2.52</text:p>
          </table:table-cell>
          <table:table-cell table:style-name="ce4" office:value-type="float" office:value="12.645943631447" calcext:value-type="float">
            <text:p>12.65</text:p>
          </table:table-cell>
          <table:table-cell table:style-name="ce4" office:value-type="float" office:value="0.683897120085248" calcext:value-type="float">
            <text:p>0.68</text:p>
          </table:table-cell>
          <table:table-cell table:style-name="ce4" office:value-type="float" office:value="12.3372933456206" calcext:value-type="float">
            <text:p>12.34</text:p>
          </table:table-cell>
          <table:table-cell table:style-name="ce4" office:value-type="float" office:value="3.31829004688441" calcext:value-type="float">
            <text:p>3.32</text:p>
          </table:table-cell>
          <table:table-cell table:number-columns-repeated="101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" office:value-type="float" office:value="20.4058216560291" calcext:value-type="float">
            <text:p>20.41</text:p>
          </table:table-cell>
          <table:table-cell table:style-name="ce4" office:value-type="float" office:value="10.7524959196155" calcext:value-type="float">
            <text:p>10.75</text:p>
          </table:table-cell>
          <table:table-cell table:style-name="ce4" office:value-type="float" office:value="11.3280256188704" calcext:value-type="float">
            <text:p>11.33</text:p>
          </table:table-cell>
          <table:table-cell table:style-name="ce4" office:value-type="float" office:value="17.3047409357867" calcext:value-type="float">
            <text:p>17.30</text:p>
          </table:table-cell>
          <table:table-cell table:style-name="ce4" office:value-type="float" office:value="20.2338544532122" calcext:value-type="float">
            <text:p>20.23</text:p>
          </table:table-cell>
          <table:table-cell table:number-columns-repeated="101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" office:value-type="float" office:value="42.9436141439294" calcext:value-type="float">
            <text:p>42.94</text:p>
          </table:table-cell>
          <table:table-cell table:style-name="ce4" office:value-type="float" office:value="15.0370902031401" calcext:value-type="float">
            <text:p>15.04</text:p>
          </table:table-cell>
          <table:table-cell table:style-name="ce4" office:value-type="float" office:value="1.76551018948359" calcext:value-type="float">
            <text:p>1.77</text:p>
          </table:table-cell>
          <table:table-cell table:style-name="ce4" office:value-type="float" office:value="19.3536514037816" calcext:value-type="float">
            <text:p>19.35</text:p>
          </table:table-cell>
          <table:table-cell table:style-name="ce4" office:value-type="float" office:value="1.51296758035759" calcext:value-type="float">
            <text:p>1.51</text:p>
          </table:table-cell>
          <table:table-cell table:number-columns-repeated="101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" office:value-type="float" office:value="15.7705573257687" calcext:value-type="float">
            <text:p>15.77</text:p>
          </table:table-cell>
          <table:table-cell table:style-name="ce4" office:value-type="float" office:value="14.2258455778865" calcext:value-type="float">
            <text:p>14.23</text:p>
          </table:table-cell>
          <table:table-cell table:style-name="ce4" office:value-type="float" office:value="5.01626037498246" calcext:value-type="float">
            <text:p>5.02</text:p>
          </table:table-cell>
          <table:table-cell table:style-name="ce4" office:value-type="float" office:value="18.7587557657452" calcext:value-type="float">
            <text:p>18.76</text:p>
          </table:table-cell>
          <table:table-cell table:style-name="ce4" office:value-type="float" office:value="22.1518455500897" calcext:value-type="float">
            <text:p>22.15</text:p>
          </table:table-cell>
          <table:table-cell table:number-columns-repeated="101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4" office:value-type="float" office:value="1.02038884748547" calcext:value-type="float">
            <text:p>1.02</text:p>
          </table:table-cell>
          <table:table-cell table:style-name="ce4" office:value-type="float" office:value="13.5141419595312" calcext:value-type="float">
            <text:p>13.51</text:p>
          </table:table-cell>
          <table:table-cell table:style-name="ce4" office:value-type="float" office:value="0.210404216993927" calcext:value-type="float">
            <text:p>0.21</text:p>
          </table:table-cell>
          <table:table-cell table:style-name="ce4" office:value-type="float" office:value="10.6156365564555" calcext:value-type="float">
            <text:p>10.62</text:p>
          </table:table-cell>
          <table:table-cell table:style-name="ce4" office:value-type="float" office:value="6.22783171791958" calcext:value-type="float">
            <text:p>6.23</text:p>
          </table:table-cell>
          <table:table-cell table:number-columns-repeated="101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4" office:value-type="float" office:value="43.7045957072701" calcext:value-type="float">
            <text:p>43.70</text:p>
          </table:table-cell>
          <table:table-cell table:style-name="ce4" office:value-type="float" office:value="8.76640575111334" calcext:value-type="float">
            <text:p>8.77</text:p>
          </table:table-cell>
          <table:table-cell table:style-name="ce4" office:value-type="float" office:value="15.4835811872155" calcext:value-type="float">
            <text:p>15.48</text:p>
          </table:table-cell>
          <table:table-cell table:style-name="ce4" office:value-type="float" office:value="10.4665230911405" calcext:value-type="float">
            <text:p>10.47</text:p>
          </table:table-cell>
          <table:table-cell table:style-name="ce4" office:value-type="float" office:value="13.5335037561312" calcext:value-type="float">
            <text:p>13.53</text:p>
          </table:table-cell>
          <table:table-cell table:number-columns-repeated="101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style-name="ce4" office:value-type="float" office:value="14.8980963198369" calcext:value-type="float">
            <text:p>14.90</text:p>
          </table:table-cell>
          <table:table-cell table:style-name="ce4" office:value-type="float" office:value="7.95804883770332" calcext:value-type="float">
            <text:p>7.96</text:p>
          </table:table-cell>
          <table:table-cell table:style-name="ce4" office:value-type="float" office:value="5.25152445038393" calcext:value-type="float">
            <text:p>5.25</text:p>
          </table:table-cell>
          <table:table-cell table:style-name="ce4" office:value-type="float" office:value="12.8748064745755" calcext:value-type="float">
            <text:p>12.87</text:p>
          </table:table-cell>
          <table:table-cell table:style-name="ce4" office:value-type="float" office:value="7.57299724795175" calcext:value-type="float">
            <text:p>7.57</text:p>
          </table:table-cell>
          <table:table-cell table:number-columns-repeated="101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style-name="ce4" office:value-type="float" office:value="10.7494003166434" calcext:value-type="float">
            <text:p>10.75</text:p>
          </table:table-cell>
          <table:table-cell table:style-name="ce4" office:value-type="float" office:value="8.21830721380394" calcext:value-type="float">
            <text:p>8.22</text:p>
          </table:table-cell>
          <table:table-cell table:style-name="ce4" office:value-type="float" office:value="16.7110740457727" calcext:value-type="float">
            <text:p>16.71</text:p>
          </table:table-cell>
          <table:table-cell table:style-name="ce4" office:value-type="float" office:value="14.3408892625407" calcext:value-type="float">
            <text:p>14.34</text:p>
          </table:table-cell>
          <table:table-cell table:style-name="ce4" office:value-type="float" office:value="12.5309095662998" calcext:value-type="float">
            <text:p>12.53</text:p>
          </table:table-cell>
          <table:table-cell table:number-columns-repeated="101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style-name="ce4" office:value-type="float" office:value="8.09790617605485" calcext:value-type="float">
            <text:p>8.10</text:p>
          </table:table-cell>
          <table:table-cell table:style-name="ce4" office:value-type="float" office:value="15.0106272704796" calcext:value-type="float">
            <text:p>15.01</text:p>
          </table:table-cell>
          <table:table-cell table:style-name="ce4" office:value-type="float" office:value="13.8533935410748" calcext:value-type="float">
            <text:p>13.85</text:p>
          </table:table-cell>
          <table:table-cell table:style-name="ce4" office:value-type="float" office:value="19.7075243343954" calcext:value-type="float">
            <text:p>19.71</text:p>
          </table:table-cell>
          <table:table-cell table:style-name="ce4" office:value-type="float" office:value="11.4421259083311" calcext:value-type="float">
            <text:p>11.44</text:p>
          </table:table-cell>
          <table:table-cell table:number-columns-repeated="101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style-name="ce4" office:value-type="float" office:value="1.789177753083" calcext:value-type="float">
            <text:p>1.79</text:p>
          </table:table-cell>
          <table:table-cell table:style-name="ce4" office:value-type="float" office:value="14.6149293457531" calcext:value-type="float">
            <text:p>14.61</text:p>
          </table:table-cell>
          <table:table-cell table:style-name="ce4" office:value-type="float" office:value="3.34558928156345" calcext:value-type="float">
            <text:p>3.35</text:p>
          </table:table-cell>
          <table:table-cell table:style-name="ce4" office:value-type="float" office:value="7.85999858337898" calcext:value-type="float">
            <text:p>7.86</text:p>
          </table:table-cell>
          <table:table-cell table:style-name="ce4" office:value-type="float" office:value="27.0127609740908" calcext:value-type="float">
            <text:p>27.01</text:p>
          </table:table-cell>
          <table:table-cell table:number-columns-repeated="101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style-name="ce4" office:value-type="float" office:value="3.99788944251186" calcext:value-type="float">
            <text:p>4.00</text:p>
          </table:table-cell>
          <table:table-cell table:style-name="ce4" office:value-type="float" office:value="12.0607901777055" calcext:value-type="float">
            <text:p>12.06</text:p>
          </table:table-cell>
          <table:table-cell table:style-name="ce4" office:value-type="float" office:value="0.361093592943912" calcext:value-type="float">
            <text:p>0.36</text:p>
          </table:table-cell>
          <table:table-cell table:style-name="ce4" office:value-type="float" office:value="14.0511062957031" calcext:value-type="float">
            <text:p>14.05</text:p>
          </table:table-cell>
          <table:table-cell table:style-name="ce4" office:value-type="float" office:value="8.34596765669595" calcext:value-type="float">
            <text:p>8.35</text:p>
          </table:table-cell>
          <table:table-cell table:number-columns-repeated="101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style-name="ce4" office:value-type="float" office:value="6.54214277631586" calcext:value-type="float">
            <text:p>6.54</text:p>
          </table:table-cell>
          <table:table-cell table:style-name="ce4" office:value-type="float" office:value="18.9765894545504" calcext:value-type="float">
            <text:p>18.98</text:p>
          </table:table-cell>
          <table:table-cell table:style-name="ce4" office:value-type="float" office:value="5.55366245053995" calcext:value-type="float">
            <text:p>5.55</text:p>
          </table:table-cell>
          <table:table-cell table:style-name="ce4" office:value-type="float" office:value="14.9467826038366" calcext:value-type="float">
            <text:p>14.95</text:p>
          </table:table-cell>
          <table:table-cell table:style-name="ce4" office:value-type="float" office:value="1.11836264081085" calcext:value-type="float">
            <text:p>1.12</text:p>
          </table:table-cell>
          <table:table-cell table:number-columns-repeated="101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style-name="ce4" office:value-type="float" office:value="17.3513440579734" calcext:value-type="float">
            <text:p>17.35</text:p>
          </table:table-cell>
          <table:table-cell table:style-name="ce4" office:value-type="float" office:value="16.1503551446817" calcext:value-type="float">
            <text:p>16.15</text:p>
          </table:table-cell>
          <table:table-cell table:style-name="ce4" office:value-type="float" office:value="6.07138316932364" calcext:value-type="float">
            <text:p>6.07</text:p>
          </table:table-cell>
          <table:table-cell table:style-name="ce4" office:value-type="float" office:value="10.977832380512" calcext:value-type="float">
            <text:p>10.98</text:p>
          </table:table-cell>
          <table:table-cell table:style-name="ce4" office:value-type="float" office:value="13.0568941503745" calcext:value-type="float">
            <text:p>13.06</text:p>
          </table:table-cell>
          <table:table-cell table:number-columns-repeated="101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style-name="ce4" office:value-type="float" office:value="5.03473800224403" calcext:value-type="float">
            <text:p>5.03</text:p>
          </table:table-cell>
          <table:table-cell table:style-name="ce4" office:value-type="float" office:value="9.23921774762564" calcext:value-type="float">
            <text:p>9.24</text:p>
          </table:table-cell>
          <table:table-cell table:style-name="ce4" office:value-type="float" office:value="0.36550861144005" calcext:value-type="float">
            <text:p>0.37</text:p>
          </table:table-cell>
          <table:table-cell table:style-name="ce4" office:value-type="float" office:value="13.3988084730847" calcext:value-type="float">
            <text:p>13.40</text:p>
          </table:table-cell>
          <table:table-cell table:style-name="ce4" office:value-type="float" office:value="0.0293896539895444" calcext:value-type="float">
            <text:p>0.03</text:p>
          </table:table-cell>
          <table:table-cell table:number-columns-repeated="101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style-name="ce4" office:value-type="float" office:value="3.81385356719367" calcext:value-type="float">
            <text:p>3.81</text:p>
          </table:table-cell>
          <table:table-cell table:style-name="ce4" office:value-type="float" office:value="11.3962304551036" calcext:value-type="float">
            <text:p>11.40</text:p>
          </table:table-cell>
          <table:table-cell table:style-name="ce4" office:value-type="float" office:value="11.1262105414433" calcext:value-type="float">
            <text:p>11.13</text:p>
          </table:table-cell>
          <table:table-cell table:style-name="ce4" office:value-type="float" office:value="18.2365712251372" calcext:value-type="float">
            <text:p>18.24</text:p>
          </table:table-cell>
          <table:table-cell table:style-name="ce4" office:value-type="float" office:value="1.40201557221935" calcext:value-type="float">
            <text:p>1.40</text:p>
          </table:table-cell>
          <table:table-cell table:number-columns-repeated="101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style-name="ce4" office:value-type="float" office:value="20.6305021527657" calcext:value-type="float">
            <text:p>20.63</text:p>
          </table:table-cell>
          <table:table-cell table:style-name="ce4" office:value-type="float" office:value="10.2742350012513" calcext:value-type="float">
            <text:p>10.27</text:p>
          </table:table-cell>
          <table:table-cell table:style-name="ce4" office:value-type="float" office:value="11.8337183249027" calcext:value-type="float">
            <text:p>11.83</text:p>
          </table:table-cell>
          <table:table-cell table:style-name="ce4" office:value-type="float" office:value="16.4645466814088" calcext:value-type="float">
            <text:p>16.46</text:p>
          </table:table-cell>
          <table:table-cell table:style-name="ce4" office:value-type="float" office:value="10.9093646125111" calcext:value-type="float">
            <text:p>10.91</text:p>
          </table:table-cell>
          <table:table-cell table:number-columns-repeated="101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style-name="ce4" office:value-type="float" office:value="2.2991905443857" calcext:value-type="float">
            <text:p>2.30</text:p>
          </table:table-cell>
          <table:table-cell table:style-name="ce4" office:value-type="float" office:value="8.26970864078348" calcext:value-type="float">
            <text:p>8.27</text:p>
          </table:table-cell>
          <table:table-cell table:style-name="ce4" office:value-type="float" office:value="16.9010965105329" calcext:value-type="float">
            <text:p>16.90</text:p>
          </table:table-cell>
          <table:table-cell table:style-name="ce4" office:value-type="float" office:value="12.2256179671486" calcext:value-type="float">
            <text:p>12.23</text:p>
          </table:table-cell>
          <table:table-cell table:style-name="ce4" office:value-type="float" office:value="22.5360975521056" calcext:value-type="float">
            <text:p>22.54</text:p>
          </table:table-cell>
          <table:table-cell table:number-columns-repeated="101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style-name="ce4" office:value-type="float" office:value="17.6754767293444" calcext:value-type="float">
            <text:p>17.68</text:p>
          </table:table-cell>
          <table:table-cell table:style-name="ce4" office:value-type="float" office:value="10.5168455787221" calcext:value-type="float">
            <text:p>10.52</text:p>
          </table:table-cell>
          <table:table-cell table:style-name="ce4" office:value-type="float" office:value="50.4782032713817" calcext:value-type="float">
            <text:p>50.48</text:p>
          </table:table-cell>
          <table:table-cell table:style-name="ce4" office:value-type="float" office:value="9.99053406524754" calcext:value-type="float">
            <text:p>9.99</text:p>
          </table:table-cell>
          <table:table-cell table:style-name="ce4" office:value-type="float" office:value="15.8884444948401" calcext:value-type="float">
            <text:p>15.89</text:p>
          </table:table-cell>
          <table:table-cell table:number-columns-repeated="101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style-name="ce4" office:value-type="float" office:value="10.4607345536295" calcext:value-type="float">
            <text:p>10.46</text:p>
          </table:table-cell>
          <table:table-cell table:style-name="ce4" office:value-type="float" office:value="14.3235853519285" calcext:value-type="float">
            <text:p>14.32</text:p>
          </table:table-cell>
          <table:table-cell table:style-name="ce4" office:value-type="float" office:value="0.373092983358844" calcext:value-type="float">
            <text:p>0.37</text:p>
          </table:table-cell>
          <table:table-cell table:style-name="ce4" office:value-type="float" office:value="22.4197312363714" calcext:value-type="float">
            <text:p>22.42</text:p>
          </table:table-cell>
          <table:table-cell table:style-name="ce4" office:value-type="float" office:value="0.871132380026089" calcext:value-type="float">
            <text:p>0.87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style-name="ce4" office:value-type="float" office:value="13.1578242510857" calcext:value-type="float">
            <text:p>13.16</text:p>
          </table:table-cell>
          <table:table-cell table:style-name="ce4" office:value-type="float" office:value="12.8436445097511" calcext:value-type="float">
            <text:p>12.84</text:p>
          </table:table-cell>
          <table:table-cell table:style-name="ce4" office:value-type="float" office:value="6.13964042423179" calcext:value-type="float">
            <text:p>6.14</text:p>
          </table:table-cell>
          <table:table-cell table:style-name="ce4" office:value-type="float" office:value="11.5042920802112" calcext:value-type="float">
            <text:p>11.50</text:p>
          </table:table-cell>
          <table:table-cell table:style-name="ce4" office:value-type="float" office:value="8.04841240276136" calcext:value-type="float">
            <text:p>8.05</text:p>
          </table:table-cell>
          <table:table-cell table:number-columns-repeated="101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style-name="ce4" office:value-type="float" office:value="4.68235197344367" calcext:value-type="float">
            <text:p>4.68</text:p>
          </table:table-cell>
          <table:table-cell table:style-name="ce4" office:value-type="float" office:value="9.18412195619585" calcext:value-type="float">
            <text:p>9.18</text:p>
          </table:table-cell>
          <table:table-cell table:style-name="ce4" office:value-type="float" office:value="5.69492232440574" calcext:value-type="float">
            <text:p>5.69</text:p>
          </table:table-cell>
          <table:table-cell table:style-name="ce4" office:value-type="float" office:value="12.4757609539083" calcext:value-type="float">
            <text:p>12.48</text:p>
          </table:table-cell>
          <table:table-cell table:style-name="ce4" office:value-type="float" office:value="2.20427943252981" calcext:value-type="float">
            <text:p>2.20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style-name="ce4" office:value-type="float" office:value="9.75680030990197" calcext:value-type="float">
            <text:p>9.76</text:p>
          </table:table-cell>
          <table:table-cell table:style-name="ce4" office:value-type="float" office:value="7.05717767310003" calcext:value-type="float">
            <text:p>7.06</text:p>
          </table:table-cell>
          <table:table-cell table:style-name="ce4" office:value-type="float" office:value="20.9651911120776" calcext:value-type="float">
            <text:p>20.97</text:p>
          </table:table-cell>
          <table:table-cell table:style-name="ce4" office:value-type="float" office:value="9.70623873251502" calcext:value-type="float">
            <text:p>9.71</text:p>
          </table:table-cell>
          <table:table-cell table:style-name="ce4" office:value-type="float" office:value="14.6435032053737" calcext:value-type="float">
            <text:p>14.64</text:p>
          </table:table-cell>
          <table:table-cell table:number-columns-repeated="101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style-name="ce4" office:value-type="float" office:value="26.0167238048067" calcext:value-type="float">
            <text:p>26.02</text:p>
          </table:table-cell>
          <table:table-cell table:style-name="ce4" office:value-type="float" office:value="17.613085027635" calcext:value-type="float">
            <text:p>17.61</text:p>
          </table:table-cell>
          <table:table-cell table:style-name="ce4" office:value-type="float" office:value="4.33354180082712" calcext:value-type="float">
            <text:p>4.33</text:p>
          </table:table-cell>
          <table:table-cell table:style-name="ce4" office:value-type="float" office:value="12.868686838537" calcext:value-type="float">
            <text:p>12.87</text:p>
          </table:table-cell>
          <table:table-cell table:style-name="ce4" office:value-type="float" office:value="7.05951990927273" calcext:value-type="float">
            <text:p>7.06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style-name="ce4" office:value-type="float" office:value="7.47662926070424" calcext:value-type="float">
            <text:p>7.48</text:p>
          </table:table-cell>
          <table:table-cell table:style-name="ce4" office:value-type="float" office:value="22.3930106565415" calcext:value-type="float">
            <text:p>22.39</text:p>
          </table:table-cell>
          <table:table-cell table:style-name="ce4" office:value-type="float" office:value="0.39198603982293" calcext:value-type="float">
            <text:p>0.39</text:p>
          </table:table-cell>
          <table:table-cell table:style-name="ce4" office:value-type="float" office:value="19.876383296824" calcext:value-type="float">
            <text:p>19.88</text:p>
          </table:table-cell>
          <table:table-cell table:style-name="ce4" office:value-type="float" office:value="6.27532640036664" calcext:value-type="float">
            <text:p>6.28</text:p>
          </table:table-cell>
          <table:table-cell table:number-columns-repeated="101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style-name="ce4" office:value-type="float" office:value="15.2251345365667" calcext:value-type="float">
            <text:p>15.23</text:p>
          </table:table-cell>
          <table:table-cell table:style-name="ce4" office:value-type="float" office:value="9.06687405203284" calcext:value-type="float">
            <text:p>9.07</text:p>
          </table:table-cell>
          <table:table-cell table:style-name="ce4" office:value-type="float" office:value="7.89513515055349" calcext:value-type="float">
            <text:p>7.90</text:p>
          </table:table-cell>
          <table:table-cell table:style-name="ce4" office:value-type="float" office:value="6.73489059214471" calcext:value-type="float">
            <text:p>6.73</text:p>
          </table:table-cell>
          <table:table-cell table:style-name="ce4" office:value-type="float" office:value="18.0278042202932" calcext:value-type="float">
            <text:p>18.03</text:p>
          </table:table-cell>
          <table:table-cell table:number-columns-repeated="101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style-name="ce4" office:value-type="float" office:value="24.6270081942664" calcext:value-type="float">
            <text:p>24.63</text:p>
          </table:table-cell>
          <table:table-cell table:style-name="ce4" office:value-type="float" office:value="10.7210836855932" calcext:value-type="float">
            <text:p>10.72</text:p>
          </table:table-cell>
          <table:table-cell table:style-name="ce4" office:value-type="float" office:value="18.7953281199426" calcext:value-type="float">
            <text:p>18.80</text:p>
          </table:table-cell>
          <table:table-cell table:style-name="ce4" office:value-type="float" office:value="11.5822333168711" calcext:value-type="float">
            <text:p>11.58</text:p>
          </table:table-cell>
          <table:table-cell table:style-name="ce4" office:value-type="float" office:value="9.84203113537169" calcext:value-type="float">
            <text:p>9.84</text:p>
          </table:table-cell>
          <table:table-cell table:number-columns-repeated="101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style-name="ce4" office:value-type="float" office:value="26.3120995704804" calcext:value-type="float">
            <text:p>26.31</text:p>
          </table:table-cell>
          <table:table-cell table:style-name="ce4" office:value-type="float" office:value="23.3343899141172" calcext:value-type="float">
            <text:p>23.33</text:p>
          </table:table-cell>
          <table:table-cell table:style-name="ce4" office:value-type="float" office:value="8.76812337903132" calcext:value-type="float">
            <text:p>8.77</text:p>
          </table:table-cell>
          <table:table-cell table:style-name="ce4" office:value-type="float" office:value="9.745356908037" calcext:value-type="float">
            <text:p>9.75</text:p>
          </table:table-cell>
          <table:table-cell table:style-name="ce4" office:value-type="float" office:value="8.59146498766497" calcext:value-type="float">
            <text:p>8.59</text:p>
          </table:table-cell>
          <table:table-cell table:number-columns-repeated="101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style-name="ce4" office:value-type="float" office:value="8.3895183357433" calcext:value-type="float">
            <text:p>8.39</text:p>
          </table:table-cell>
          <table:table-cell table:style-name="ce4" office:value-type="float" office:value="8.72683401732023" calcext:value-type="float">
            <text:p>8.73</text:p>
          </table:table-cell>
          <table:table-cell table:style-name="ce4" office:value-type="float" office:value="1.45199142166563" calcext:value-type="float">
            <text:p>1.45</text:p>
          </table:table-cell>
          <table:table-cell table:style-name="ce4" office:value-type="float" office:value="21.96460286925" calcext:value-type="float">
            <text:p>21.96</text:p>
          </table:table-cell>
          <table:table-cell table:style-name="ce4" office:value-type="float" office:value="9.61813236317033" calcext:value-type="float">
            <text:p>9.62</text:p>
          </table:table-cell>
          <table:table-cell table:number-columns-repeated="101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style-name="ce4" office:value-type="float" office:value="14.391306576888" calcext:value-type="float">
            <text:p>14.39</text:p>
          </table:table-cell>
          <table:table-cell table:style-name="ce4" office:value-type="float" office:value="10.4169978658831" calcext:value-type="float">
            <text:p>10.42</text:p>
          </table:table-cell>
          <table:table-cell table:style-name="ce4" office:value-type="float" office:value="1.68625397477169" calcext:value-type="float">
            <text:p>1.69</text:p>
          </table:table-cell>
          <table:table-cell table:style-name="ce4" office:value-type="float" office:value="12.4081943156296" calcext:value-type="float">
            <text:p>12.41</text:p>
          </table:table-cell>
          <table:table-cell table:style-name="ce4" office:value-type="float" office:value="5.0711292986678" calcext:value-type="float">
            <text:p>5.07</text:p>
          </table:table-cell>
          <table:table-cell table:number-columns-repeated="101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style-name="ce4" office:value-type="float" office:value="4.90531045772808" calcext:value-type="float">
            <text:p>4.91</text:p>
          </table:table-cell>
          <table:table-cell table:style-name="ce4" office:value-type="float" office:value="6.37086758396511" calcext:value-type="float">
            <text:p>6.37</text:p>
          </table:table-cell>
          <table:table-cell table:style-name="ce4" office:value-type="float" office:value="6.66167780478706" calcext:value-type="float">
            <text:p>6.66</text:p>
          </table:table-cell>
          <table:table-cell table:style-name="ce4" office:value-type="float" office:value="16.1758632483171" calcext:value-type="float">
            <text:p>16.18</text:p>
          </table:table-cell>
          <table:table-cell table:style-name="ce4" office:value-type="float" office:value="45.8238911269391" calcext:value-type="float">
            <text:p>45.82</text:p>
          </table:table-cell>
          <table:table-cell table:number-columns-repeated="101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style-name="ce4" office:value-type="float" office:value="28.4926476420588" calcext:value-type="float">
            <text:p>28.49</text:p>
          </table:table-cell>
          <table:table-cell table:style-name="ce4" office:value-type="float" office:value="15.7155047519716" calcext:value-type="float">
            <text:p>15.72</text:p>
          </table:table-cell>
          <table:table-cell table:style-name="ce4" office:value-type="float" office:value="4.85793219938947" calcext:value-type="float">
            <text:p>4.86</text:p>
          </table:table-cell>
          <table:table-cell table:style-name="ce4" office:value-type="float" office:value="12.0871793963933" calcext:value-type="float">
            <text:p>12.09</text:p>
          </table:table-cell>
          <table:table-cell table:style-name="ce4" office:value-type="float" office:value="16.1995629736418" calcext:value-type="float">
            <text:p>16.20</text:p>
          </table:table-cell>
          <table:table-cell table:number-columns-repeated="101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style-name="ce4" office:value-type="float" office:value="4.13315251947131" calcext:value-type="float">
            <text:p>4.13</text:p>
          </table:table-cell>
          <table:table-cell table:style-name="ce4" office:value-type="float" office:value="23.8793099210792" calcext:value-type="float">
            <text:p>23.88</text:p>
          </table:table-cell>
          <table:table-cell table:style-name="ce4" office:value-type="float" office:value="6.34810231111246" calcext:value-type="float">
            <text:p>6.35</text:p>
          </table:table-cell>
          <table:table-cell table:style-name="ce4" office:value-type="float" office:value="15.3215959057758" calcext:value-type="float">
            <text:p>15.32</text:p>
          </table:table-cell>
          <table:table-cell table:style-name="ce4" office:value-type="float" office:value="34.6366044238527" calcext:value-type="float">
            <text:p>34.64</text:p>
          </table:table-cell>
          <table:table-cell table:number-columns-repeated="101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style-name="ce4" office:value-type="float" office:value="0.400352582262244" calcext:value-type="float">
            <text:p>0.40</text:p>
          </table:table-cell>
          <table:table-cell table:style-name="ce4" office:value-type="float" office:value="8.65650411250928" calcext:value-type="float">
            <text:p>8.66</text:p>
          </table:table-cell>
          <table:table-cell table:style-name="ce4" office:value-type="float" office:value="2.8723565051227" calcext:value-type="float">
            <text:p>2.87</text:p>
          </table:table-cell>
          <table:table-cell table:style-name="ce4" office:value-type="float" office:value="8.61263783152374" calcext:value-type="float">
            <text:p>8.61</text:p>
          </table:table-cell>
          <table:table-cell table:style-name="ce4" office:value-type="float" office:value="5.48603092857307" calcext:value-type="float">
            <text:p>5.49</text:p>
          </table:table-cell>
          <table:table-cell table:number-columns-repeated="101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style-name="ce4" office:value-type="float" office:value="19.2022775013421" calcext:value-type="float">
            <text:p>19.20</text:p>
          </table:table-cell>
          <table:table-cell table:style-name="ce4" office:value-type="float" office:value="9.79249892992508" calcext:value-type="float">
            <text:p>9.79</text:p>
          </table:table-cell>
          <table:table-cell table:style-name="ce4" office:value-type="float" office:value="3.10588145561197" calcext:value-type="float">
            <text:p>3.11</text:p>
          </table:table-cell>
          <table:table-cell table:style-name="ce4" office:value-type="float" office:value="9.03070079689628" calcext:value-type="float">
            <text:p>9.03</text:p>
          </table:table-cell>
          <table:table-cell table:style-name="ce4" office:value-type="float" office:value="9.66063370217573" calcext:value-type="float">
            <text:p>9.66</text:p>
          </table:table-cell>
          <table:table-cell table:number-columns-repeated="101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style-name="ce4" office:value-type="float" office:value="33.501376769747" calcext:value-type="float">
            <text:p>33.50</text:p>
          </table:table-cell>
          <table:table-cell table:style-name="ce4" office:value-type="float" office:value="14.3563581893173" calcext:value-type="float">
            <text:p>14.36</text:p>
          </table:table-cell>
          <table:table-cell table:style-name="ce4" office:value-type="float" office:value="10.996323539149" calcext:value-type="float">
            <text:p>11.00</text:p>
          </table:table-cell>
          <table:table-cell table:style-name="ce4" office:value-type="float" office:value="32.4773704847104" calcext:value-type="float">
            <text:p>32.48</text:p>
          </table:table-cell>
          <table:table-cell table:style-name="ce4" office:value-type="float" office:value="24.360350652454" calcext:value-type="float">
            <text:p>24.36</text:p>
          </table:table-cell>
          <table:table-cell table:number-columns-repeated="101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style-name="ce4" office:value-type="float" office:value="3.98778958930142" calcext:value-type="float">
            <text:p>3.99</text:p>
          </table:table-cell>
          <table:table-cell table:style-name="ce4" office:value-type="float" office:value="14.933524571781" calcext:value-type="float">
            <text:p>14.93</text:p>
          </table:table-cell>
          <table:table-cell table:style-name="ce4" office:value-type="float" office:value="4.50219245796803" calcext:value-type="float">
            <text:p>4.50</text:p>
          </table:table-cell>
          <table:table-cell table:style-name="ce4" office:value-type="float" office:value="24.4122524463538" calcext:value-type="float">
            <text:p>24.41</text:p>
          </table:table-cell>
          <table:table-cell table:style-name="ce4" office:value-type="float" office:value="2.10880283032996" calcext:value-type="float">
            <text:p>2.11</text:p>
          </table:table-cell>
          <table:table-cell table:number-columns-repeated="101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style-name="ce4" office:value-type="float" office:value="2.2936381603044" calcext:value-type="float">
            <text:p>2.29</text:p>
          </table:table-cell>
          <table:table-cell table:style-name="ce4" office:value-type="float" office:value="22.7517177161432" calcext:value-type="float">
            <text:p>22.75</text:p>
          </table:table-cell>
          <table:table-cell table:style-name="ce4" office:value-type="float" office:value="0.451407940535425" calcext:value-type="float">
            <text:p>0.45</text:p>
          </table:table-cell>
          <table:table-cell table:style-name="ce4" office:value-type="float" office:value="13.1119785112362" calcext:value-type="float">
            <text:p>13.11</text:p>
          </table:table-cell>
          <table:table-cell table:style-name="ce4" office:value-type="float" office:value="2.47287224352169" calcext:value-type="float">
            <text:p>2.47</text:p>
          </table:table-cell>
          <table:table-cell table:number-columns-repeated="101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style-name="ce4" office:value-type="float" office:value="15.4205086981506" calcext:value-type="float">
            <text:p>15.42</text:p>
          </table:table-cell>
          <table:table-cell table:style-name="ce4" office:value-type="float" office:value="22.3910234952903" calcext:value-type="float">
            <text:p>22.39</text:p>
          </table:table-cell>
          <table:table-cell table:style-name="ce4" office:value-type="float" office:value="1.65703330734338" calcext:value-type="float">
            <text:p>1.66</text:p>
          </table:table-cell>
          <table:table-cell table:style-name="ce4" office:value-type="float" office:value="18.8592930246946" calcext:value-type="float">
            <text:p>18.86</text:p>
          </table:table-cell>
          <table:table-cell table:style-name="ce4" office:value-type="float" office:value="1.37845370102237" calcext:value-type="float">
            <text:p>1.38</text:p>
          </table:table-cell>
          <table:table-cell table:number-columns-repeated="101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style-name="ce4" office:value-type="float" office:value="28.3253077509954" calcext:value-type="float">
            <text:p>28.33</text:p>
          </table:table-cell>
          <table:table-cell table:style-name="ce4" office:value-type="float" office:value="21.0429650473803" calcext:value-type="float">
            <text:p>21.04</text:p>
          </table:table-cell>
          <table:table-cell table:style-name="ce4" office:value-type="float" office:value="11.5013926943941" calcext:value-type="float">
            <text:p>11.50</text:p>
          </table:table-cell>
          <table:table-cell table:style-name="ce4" office:value-type="float" office:value="11.9896785300518" calcext:value-type="float">
            <text:p>11.99</text:p>
          </table:table-cell>
          <table:table-cell table:style-name="ce4" office:value-type="float" office:value="25.0884377721444" calcext:value-type="float">
            <text:p>25.09</text:p>
          </table:table-cell>
          <table:table-cell table:number-columns-repeated="101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style-name="ce4" office:value-type="float" office:value="6.06364644876073" calcext:value-type="float">
            <text:p>6.06</text:p>
          </table:table-cell>
          <table:table-cell table:style-name="ce4" office:value-type="float" office:value="18.1557543737351" calcext:value-type="float">
            <text:p>18.16</text:p>
          </table:table-cell>
          <table:table-cell table:style-name="ce4" office:value-type="float" office:value="0.264589006654988" calcext:value-type="float">
            <text:p>0.26</text:p>
          </table:table-cell>
          <table:table-cell table:style-name="ce4" office:value-type="float" office:value="11.4057939597487" calcext:value-type="float">
            <text:p>11.41</text:p>
          </table:table-cell>
          <table:table-cell table:style-name="ce4" office:value-type="float" office:value="26.2392196480055" calcext:value-type="float">
            <text:p>26.24</text:p>
          </table:table-cell>
          <table:table-cell table:number-columns-repeated="101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style-name="ce4" office:value-type="float" office:value="5.23058711923035" calcext:value-type="float">
            <text:p>5.23</text:p>
          </table:table-cell>
          <table:table-cell table:style-name="ce4" office:value-type="float" office:value="17.6519477909601" calcext:value-type="float">
            <text:p>17.65</text:p>
          </table:table-cell>
          <table:table-cell table:style-name="ce4" office:value-type="float" office:value="1.3925195628886" calcext:value-type="float">
            <text:p>1.39</text:p>
          </table:table-cell>
          <table:table-cell table:style-name="ce4" office:value-type="float" office:value="11.8800221216315" calcext:value-type="float">
            <text:p>11.88</text:p>
          </table:table-cell>
          <table:table-cell table:style-name="ce4" office:value-type="float" office:value="1.54934549610628" calcext:value-type="float">
            <text:p>1.55</text:p>
          </table:table-cell>
          <table:table-cell table:number-columns-repeated="101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style-name="ce4" office:value-type="float" office:value="64.738570377677" calcext:value-type="float">
            <text:p>64.74</text:p>
          </table:table-cell>
          <table:table-cell table:style-name="ce4" office:value-type="float" office:value="8.09773399524714" calcext:value-type="float">
            <text:p>8.10</text:p>
          </table:table-cell>
          <table:table-cell table:style-name="ce4" office:value-type="float" office:value="3.46822953767061" calcext:value-type="float">
            <text:p>3.47</text:p>
          </table:table-cell>
          <table:table-cell table:style-name="ce4" office:value-type="float" office:value="5.31477366627365" calcext:value-type="float">
            <text:p>5.31</text:p>
          </table:table-cell>
          <table:table-cell table:style-name="ce4" office:value-type="float" office:value="9.66150821617412" calcext:value-type="float">
            <text:p>9.66</text:p>
          </table:table-cell>
          <table:table-cell table:number-columns-repeated="101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style-name="ce4" office:value-type="float" office:value="13.9370727867373" calcext:value-type="float">
            <text:p>13.94</text:p>
          </table:table-cell>
          <table:table-cell table:style-name="ce4" office:value-type="float" office:value="7.73178961046581" calcext:value-type="float">
            <text:p>7.73</text:p>
          </table:table-cell>
          <table:table-cell table:style-name="ce4" office:value-type="float" office:value="0.0108074215950118" calcext:value-type="float">
            <text:p>0.01</text:p>
          </table:table-cell>
          <table:table-cell table:style-name="ce4" office:value-type="float" office:value="14.6973821786466" calcext:value-type="float">
            <text:p>14.70</text:p>
          </table:table-cell>
          <table:table-cell table:style-name="ce4" office:value-type="float" office:value="18.6562966246883" calcext:value-type="float">
            <text:p>18.66</text:p>
          </table:table-cell>
          <table:table-cell table:number-columns-repeated="101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style-name="ce4" office:value-type="float" office:value="0.696373622789061" calcext:value-type="float">
            <text:p>0.70</text:p>
          </table:table-cell>
          <table:table-cell table:style-name="ce4" office:value-type="float" office:value="17.1249076118563" calcext:value-type="float">
            <text:p>17.12</text:p>
          </table:table-cell>
          <table:table-cell table:style-name="ce4" office:value-type="float" office:value="1.07218055144479" calcext:value-type="float">
            <text:p>1.07</text:p>
          </table:table-cell>
          <table:table-cell table:style-name="ce4" office:value-type="float" office:value="9.70962171774672" calcext:value-type="float">
            <text:p>9.71</text:p>
          </table:table-cell>
          <table:table-cell table:style-name="ce4" office:value-type="float" office:value="11.0045663939808" calcext:value-type="float">
            <text:p>11.00</text:p>
          </table:table-cell>
          <table:table-cell table:number-columns-repeated="101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style-name="ce4" office:value-type="float" office:value="0.899282050276396" calcext:value-type="float">
            <text:p>0.90</text:p>
          </table:table-cell>
          <table:table-cell table:style-name="ce4" office:value-type="float" office:value="11.1587437601408" calcext:value-type="float">
            <text:p>11.16</text:p>
          </table:table-cell>
          <table:table-cell table:style-name="ce4" office:value-type="float" office:value="13.9300539681536" calcext:value-type="float">
            <text:p>13.93</text:p>
          </table:table-cell>
          <table:table-cell table:style-name="ce4" office:value-type="float" office:value="14.9526749556842" calcext:value-type="float">
            <text:p>14.95</text:p>
          </table:table-cell>
          <table:table-cell table:style-name="ce4" office:value-type="float" office:value="17.1853648790071" calcext:value-type="float">
            <text:p>17.19</text:p>
          </table:table-cell>
          <table:table-cell table:number-columns-repeated="101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style-name="ce4" office:value-type="float" office:value="13.9157375197833" calcext:value-type="float">
            <text:p>13.92</text:p>
          </table:table-cell>
          <table:table-cell table:style-name="ce4" office:value-type="float" office:value="10.6862051894175" calcext:value-type="float">
            <text:p>10.69</text:p>
          </table:table-cell>
          <table:table-cell table:style-name="ce4" office:value-type="float" office:value="11.3505512704697" calcext:value-type="float">
            <text:p>11.35</text:p>
          </table:table-cell>
          <table:table-cell table:style-name="ce4" office:value-type="float" office:value="11.8433764118085" calcext:value-type="float">
            <text:p>11.84</text:p>
          </table:table-cell>
          <table:table-cell table:style-name="ce4" office:value-type="float" office:value="11.2242561293138" calcext:value-type="float">
            <text:p>11.22</text:p>
          </table:table-cell>
          <table:table-cell table:number-columns-repeated="101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style-name="ce4" office:value-type="float" office:value="5.31724953090065" calcext:value-type="float">
            <text:p>5.32</text:p>
          </table:table-cell>
          <table:table-cell table:style-name="ce4" office:value-type="float" office:value="14.7447764331297" calcext:value-type="float">
            <text:p>14.74</text:p>
          </table:table-cell>
          <table:table-cell table:style-name="ce4" office:value-type="float" office:value="4.67616210258537" calcext:value-type="float">
            <text:p>4.68</text:p>
          </table:table-cell>
          <table:table-cell table:style-name="ce4" office:value-type="float" office:value="44.3992729314392" calcext:value-type="float">
            <text:p>44.40</text:p>
          </table:table-cell>
          <table:table-cell table:style-name="ce4" office:value-type="float" office:value="13.3203485173835" calcext:value-type="float">
            <text:p>13.32</text:p>
          </table:table-cell>
          <table:table-cell table:number-columns-repeated="101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style-name="ce4" office:value-type="float" office:value="3.23941238437654" calcext:value-type="float">
            <text:p>3.24</text:p>
          </table:table-cell>
          <table:table-cell table:style-name="ce4" office:value-type="float" office:value="14.6871770359574" calcext:value-type="float">
            <text:p>14.69</text:p>
          </table:table-cell>
          <table:table-cell table:style-name="ce4" office:value-type="float" office:value="6.29340951428839" calcext:value-type="float">
            <text:p>6.29</text:p>
          </table:table-cell>
          <table:table-cell table:style-name="ce4" office:value-type="float" office:value="15.4769795090485" calcext:value-type="float">
            <text:p>15.48</text:p>
          </table:table-cell>
          <table:table-cell table:style-name="ce4" office:value-type="float" office:value="5.14693738161473" calcext:value-type="float">
            <text:p>5.15</text:p>
          </table:table-cell>
          <table:table-cell table:number-columns-repeated="101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style-name="ce4" office:value-type="float" office:value="11.0801062940656" calcext:value-type="float">
            <text:p>11.08</text:p>
          </table:table-cell>
          <table:table-cell table:style-name="ce4" office:value-type="float" office:value="10.7547389036932" calcext:value-type="float">
            <text:p>10.75</text:p>
          </table:table-cell>
          <table:table-cell table:style-name="ce4" office:value-type="float" office:value="2.87741026605407" calcext:value-type="float">
            <text:p>2.88</text:p>
          </table:table-cell>
          <table:table-cell table:style-name="ce4" office:value-type="float" office:value="21.8875222236981" calcext:value-type="float">
            <text:p>21.89</text:p>
          </table:table-cell>
          <table:table-cell table:style-name="ce4" office:value-type="float" office:value="4.49991636189852" calcext:value-type="float">
            <text:p>4.50</text:p>
          </table:table-cell>
          <table:table-cell table:number-columns-repeated="101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style-name="ce4" office:value-type="float" office:value="8.92562348087668" calcext:value-type="float">
            <text:p>8.93</text:p>
          </table:table-cell>
          <table:table-cell table:style-name="ce4" office:value-type="float" office:value="16.2405384461586" calcext:value-type="float">
            <text:p>16.24</text:p>
          </table:table-cell>
          <table:table-cell table:style-name="ce4" office:value-type="float" office:value="9.25045388188396" calcext:value-type="float">
            <text:p>9.25</text:p>
          </table:table-cell>
          <table:table-cell table:style-name="ce4" office:value-type="float" office:value="9.9342534394852" calcext:value-type="float">
            <text:p>9.93</text:p>
          </table:table-cell>
          <table:table-cell table:style-name="ce4" office:value-type="float" office:value="23.7268695599772" calcext:value-type="float">
            <text:p>23.73</text:p>
          </table:table-cell>
          <table:table-cell table:number-columns-repeated="101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style-name="ce4" office:value-type="float" office:value="7.37950319252207" calcext:value-type="float">
            <text:p>7.38</text:p>
          </table:table-cell>
          <table:table-cell table:style-name="ce4" office:value-type="float" office:value="8.23485037066582" calcext:value-type="float">
            <text:p>8.23</text:p>
          </table:table-cell>
          <table:table-cell table:style-name="ce4" office:value-type="float" office:value="1.81197096723414" calcext:value-type="float">
            <text:p>1.81</text:p>
          </table:table-cell>
          <table:table-cell table:style-name="ce4" office:value-type="float" office:value="18.9683937170872" calcext:value-type="float">
            <text:p>18.97</text:p>
          </table:table-cell>
          <table:table-cell table:style-name="ce4" office:value-type="float" office:value="7.18417545269846" calcext:value-type="float">
            <text:p>7.18</text:p>
          </table:table-cell>
          <table:table-cell table:number-columns-repeated="101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style-name="ce4" office:value-type="float" office:value="5.83023491549193" calcext:value-type="float">
            <text:p>5.83</text:p>
          </table:table-cell>
          <table:table-cell table:style-name="ce4" office:value-type="float" office:value="5.23584926021642" calcext:value-type="float">
            <text:p>5.24</text:p>
          </table:table-cell>
          <table:table-cell table:style-name="ce4" office:value-type="float" office:value="3.23685165205879" calcext:value-type="float">
            <text:p>3.24</text:p>
          </table:table-cell>
          <table:table-cell table:style-name="ce4" office:value-type="float" office:value="20.5445210471201" calcext:value-type="float">
            <text:p>20.54</text:p>
          </table:table-cell>
          <table:table-cell table:style-name="ce4" office:value-type="float" office:value="8.83887799826087" calcext:value-type="float">
            <text:p>8.84</text:p>
          </table:table-cell>
          <table:table-cell table:number-columns-repeated="101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style-name="ce4" office:value-type="float" office:value="18.8849179819973" calcext:value-type="float">
            <text:p>18.88</text:p>
          </table:table-cell>
          <table:table-cell table:style-name="ce4" office:value-type="float" office:value="12.6917403766224" calcext:value-type="float">
            <text:p>12.69</text:p>
          </table:table-cell>
          <table:table-cell table:style-name="ce4" office:value-type="float" office:value="11.3890971232667" calcext:value-type="float">
            <text:p>11.39</text:p>
          </table:table-cell>
          <table:table-cell table:style-name="ce4" office:value-type="float" office:value="19.3579850785376" calcext:value-type="float">
            <text:p>19.36</text:p>
          </table:table-cell>
          <table:table-cell table:style-name="ce4" office:value-type="float" office:value="0.535488652212156" calcext:value-type="float">
            <text:p>0.54</text:p>
          </table:table-cell>
          <table:table-cell table:number-columns-repeated="101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style-name="ce4" office:value-type="float" office:value="5.21620793152533" calcext:value-type="float">
            <text:p>5.22</text:p>
          </table:table-cell>
          <table:table-cell table:style-name="ce4" office:value-type="float" office:value="9.62609940570829" calcext:value-type="float">
            <text:p>9.63</text:p>
          </table:table-cell>
          <table:table-cell table:style-name="ce4" office:value-type="float" office:value="1.57197685073422" calcext:value-type="float">
            <text:p>1.57</text:p>
          </table:table-cell>
          <table:table-cell table:style-name="ce4" office:value-type="float" office:value="21.5691057009947" calcext:value-type="float">
            <text:p>21.57</text:p>
          </table:table-cell>
          <table:table-cell table:style-name="ce4" office:value-type="float" office:value="4.44375139320253" calcext:value-type="float">
            <text:p>4.44</text:p>
          </table:table-cell>
          <table:table-cell table:number-columns-repeated="101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style-name="ce4" office:value-type="float" office:value="13.6292751560567" calcext:value-type="float">
            <text:p>13.63</text:p>
          </table:table-cell>
          <table:table-cell table:style-name="ce4" office:value-type="float" office:value="11.5285444692496" calcext:value-type="float">
            <text:p>11.53</text:p>
          </table:table-cell>
          <table:table-cell table:style-name="ce4" office:value-type="float" office:value="0.690090068615274" calcext:value-type="float">
            <text:p>0.69</text:p>
          </table:table-cell>
          <table:table-cell table:style-name="ce4" office:value-type="float" office:value="25.4484643518223" calcext:value-type="float">
            <text:p>25.45</text:p>
          </table:table-cell>
          <table:table-cell table:style-name="ce4" office:value-type="float" office:value="4.13413225513627" calcext:value-type="float">
            <text:p>4.13</text:p>
          </table:table-cell>
          <table:table-cell table:number-columns-repeated="101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style-name="ce4" office:value-type="float" office:value="3.71860018348506" calcext:value-type="float">
            <text:p>3.72</text:p>
          </table:table-cell>
          <table:table-cell table:style-name="ce4" office:value-type="float" office:value="10.3217329054996" calcext:value-type="float">
            <text:p>10.32</text:p>
          </table:table-cell>
          <table:table-cell table:style-name="ce4" office:value-type="float" office:value="5.65376996268531" calcext:value-type="float">
            <text:p>5.65</text:p>
          </table:table-cell>
          <table:table-cell table:style-name="ce4" office:value-type="float" office:value="20.4305245348977" calcext:value-type="float">
            <text:p>20.43</text:p>
          </table:table-cell>
          <table:table-cell table:style-name="ce4" office:value-type="float" office:value="25.2414709505126" calcext:value-type="float">
            <text:p>25.24</text:p>
          </table:table-cell>
          <table:table-cell table:number-columns-repeated="101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style-name="ce4" office:value-type="float" office:value="63.1511342894334" calcext:value-type="float">
            <text:p>63.15</text:p>
          </table:table-cell>
          <table:table-cell table:style-name="ce4" office:value-type="float" office:value="11.6117614048133" calcext:value-type="float">
            <text:p>11.61</text:p>
          </table:table-cell>
          <table:table-cell table:style-name="ce4" office:value-type="float" office:value="3.44899263769447" calcext:value-type="float">
            <text:p>3.45</text:p>
          </table:table-cell>
          <table:table-cell table:style-name="ce4" office:value-type="float" office:value="13.7971784049418" calcext:value-type="float">
            <text:p>13.80</text:p>
          </table:table-cell>
          <table:table-cell table:style-name="ce4" office:value-type="float" office:value="7.62164004549287" calcext:value-type="float">
            <text:p>7.62</text:p>
          </table:table-cell>
          <table:table-cell table:number-columns-repeated="101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style-name="ce4" office:value-type="float" office:value="25.0657458987438" calcext:value-type="float">
            <text:p>25.07</text:p>
          </table:table-cell>
          <table:table-cell table:style-name="ce4" office:value-type="float" office:value="11.9406037027214" calcext:value-type="float">
            <text:p>11.94</text:p>
          </table:table-cell>
          <table:table-cell table:style-name="ce4" office:value-type="float" office:value="3.17351185838204" calcext:value-type="float">
            <text:p>3.17</text:p>
          </table:table-cell>
          <table:table-cell table:style-name="ce4" office:value-type="float" office:value="17.6448651164504" calcext:value-type="float">
            <text:p>17.64</text:p>
          </table:table-cell>
          <table:table-cell table:style-name="ce4" office:value-type="float" office:value="0.464066154155419" calcext:value-type="float">
            <text:p>0.46</text:p>
          </table:table-cell>
          <table:table-cell table:number-columns-repeated="101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style-name="ce4" office:value-type="float" office:value="3.78880461460918" calcext:value-type="float">
            <text:p>3.79</text:p>
          </table:table-cell>
          <table:table-cell table:style-name="ce4" office:value-type="float" office:value="17.1497620216285" calcext:value-type="float">
            <text:p>17.15</text:p>
          </table:table-cell>
          <table:table-cell table:style-name="ce4" office:value-type="float" office:value="6.41484123721618" calcext:value-type="float">
            <text:p>6.41</text:p>
          </table:table-cell>
          <table:table-cell table:style-name="ce4" office:value-type="float" office:value="13.4588514127963" calcext:value-type="float">
            <text:p>13.46</text:p>
          </table:table-cell>
          <table:table-cell table:style-name="ce4" office:value-type="float" office:value="19.2205870431657" calcext:value-type="float">
            <text:p>19.22</text:p>
          </table:table-cell>
          <table:table-cell table:number-columns-repeated="101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style-name="ce4" office:value-type="float" office:value="28.6927729599966" calcext:value-type="float">
            <text:p>28.69</text:p>
          </table:table-cell>
          <table:table-cell table:style-name="ce4" office:value-type="float" office:value="8.29619425101707" calcext:value-type="float">
            <text:p>8.30</text:p>
          </table:table-cell>
          <table:table-cell table:style-name="ce4" office:value-type="float" office:value="9.34525022962012" calcext:value-type="float">
            <text:p>9.35</text:p>
          </table:table-cell>
          <table:table-cell table:style-name="ce4" office:value-type="float" office:value="17.1994045994353" calcext:value-type="float">
            <text:p>17.20</text:p>
          </table:table-cell>
          <table:table-cell table:style-name="ce4" office:value-type="float" office:value="12.6917259455316" calcext:value-type="float">
            <text:p>12.69</text:p>
          </table:table-cell>
          <table:table-cell table:number-columns-repeated="101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style-name="ce4" office:value-type="float" office:value="13.2966929728837" calcext:value-type="float">
            <text:p>13.30</text:p>
          </table:table-cell>
          <table:table-cell table:style-name="ce4" office:value-type="float" office:value="14.8727258507421" calcext:value-type="float">
            <text:p>14.87</text:p>
          </table:table-cell>
          <table:table-cell table:style-name="ce4" office:value-type="float" office:value="1.38891909235843" calcext:value-type="float">
            <text:p>1.39</text:p>
          </table:table-cell>
          <table:table-cell table:style-name="ce4" office:value-type="float" office:value="19.2318825209321" calcext:value-type="float">
            <text:p>19.23</text:p>
          </table:table-cell>
          <table:table-cell table:style-name="ce4" office:value-type="float" office:value="1.04640720489586" calcext:value-type="float">
            <text:p>1.05</text:p>
          </table:table-cell>
          <table:table-cell table:number-columns-repeated="101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style-name="ce4" office:value-type="float" office:value="22.2082755774054" calcext:value-type="float">
            <text:p>22.21</text:p>
          </table:table-cell>
          <table:table-cell table:style-name="ce4" office:value-type="float" office:value="8.0622160897276" calcext:value-type="float">
            <text:p>8.06</text:p>
          </table:table-cell>
          <table:table-cell table:style-name="ce4" office:value-type="float" office:value="5.10442097479228" calcext:value-type="float">
            <text:p>5.10</text:p>
          </table:table-cell>
          <table:table-cell table:style-name="ce4" office:value-type="float" office:value="7.82571170099056" calcext:value-type="float">
            <text:p>7.83</text:p>
          </table:table-cell>
          <table:table-cell table:style-name="ce4" office:value-type="float" office:value="4.34670762539685" calcext:value-type="float">
            <text:p>4.35</text:p>
          </table:table-cell>
          <table:table-cell table:number-columns-repeated="101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style-name="ce4" office:value-type="float" office:value="3.356361170306" calcext:value-type="float">
            <text:p>3.36</text:p>
          </table:table-cell>
          <table:table-cell table:style-name="ce4" office:value-type="float" office:value="12.0204841433838" calcext:value-type="float">
            <text:p>12.02</text:p>
          </table:table-cell>
          <table:table-cell table:style-name="ce4" office:value-type="float" office:value="0.950376248297585" calcext:value-type="float">
            <text:p>0.95</text:p>
          </table:table-cell>
          <table:table-cell table:style-name="ce4" office:value-type="float" office:value="11.2669855083089" calcext:value-type="float">
            <text:p>11.27</text:p>
          </table:table-cell>
          <table:table-cell table:style-name="ce4" office:value-type="float" office:value="20.099440230173" calcext:value-type="float">
            <text:p>20.10</text:p>
          </table:table-cell>
          <table:table-cell table:number-columns-repeated="101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style-name="ce4" office:value-type="float" office:value="14.4018614061992" calcext:value-type="float">
            <text:p>14.40</text:p>
          </table:table-cell>
          <table:table-cell table:style-name="ce4" office:value-type="float" office:value="17.7320343726763" calcext:value-type="float">
            <text:p>17.73</text:p>
          </table:table-cell>
          <table:table-cell table:style-name="ce4" office:value-type="float" office:value="2.25314360058114" calcext:value-type="float">
            <text:p>2.25</text:p>
          </table:table-cell>
          <table:table-cell table:style-name="ce4" office:value-type="float" office:value="8.35040992361879" calcext:value-type="float">
            <text:p>8.35</text:p>
          </table:table-cell>
          <table:table-cell table:style-name="ce4" office:value-type="float" office:value="5.15436935821702" calcext:value-type="float">
            <text:p>5.15</text:p>
          </table:table-cell>
          <table:table-cell table:number-columns-repeated="101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style-name="ce4" office:value-type="float" office:value="17.6333161959188" calcext:value-type="float">
            <text:p>17.63</text:p>
          </table:table-cell>
          <table:table-cell table:style-name="ce4" office:value-type="float" office:value="14.3553604673555" calcext:value-type="float">
            <text:p>14.36</text:p>
          </table:table-cell>
          <table:table-cell table:style-name="ce4" office:value-type="float" office:value="6.71868643669386" calcext:value-type="float">
            <text:p>6.72</text:p>
          </table:table-cell>
          <table:table-cell table:style-name="ce4" office:value-type="float" office:value="16.0507893542757" calcext:value-type="float">
            <text:p>16.05</text:p>
          </table:table-cell>
          <table:table-cell table:style-name="ce4" office:value-type="float" office:value="22.6223721561951" calcext:value-type="float">
            <text:p>22.62</text:p>
          </table:table-cell>
          <table:table-cell table:number-columns-repeated="101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style-name="ce4" office:value-type="float" office:value="11.5232878795352" calcext:value-type="float">
            <text:p>11.52</text:p>
          </table:table-cell>
          <table:table-cell table:style-name="ce4" office:value-type="float" office:value="12.3591983354603" calcext:value-type="float">
            <text:p>12.36</text:p>
          </table:table-cell>
          <table:table-cell table:style-name="ce4" office:value-type="float" office:value="1.58674468321859" calcext:value-type="float">
            <text:p>1.59</text:p>
          </table:table-cell>
          <table:table-cell table:style-name="ce4" office:value-type="float" office:value="14.9031702729038" calcext:value-type="float">
            <text:p>14.90</text:p>
          </table:table-cell>
          <table:table-cell table:style-name="ce4" office:value-type="float" office:value="4.39419742853551" calcext:value-type="float">
            <text:p>4.39</text:p>
          </table:table-cell>
          <table:table-cell table:number-columns-repeated="101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style-name="ce4" office:value-type="float" office:value="61.5636262270654" calcext:value-type="float">
            <text:p>61.56</text:p>
          </table:table-cell>
          <table:table-cell table:style-name="ce4" office:value-type="float" office:value="10.2751782290249" calcext:value-type="float">
            <text:p>10.28</text:p>
          </table:table-cell>
          <table:table-cell table:style-name="ce4" office:value-type="float" office:value="1.81090796273194" calcext:value-type="float">
            <text:p>1.81</text:p>
          </table:table-cell>
          <table:table-cell table:style-name="ce4" office:value-type="float" office:value="10.3271116498021" calcext:value-type="float">
            <text:p>10.33</text:p>
          </table:table-cell>
          <table:table-cell table:style-name="ce4" office:value-type="float" office:value="2.10053765240256" calcext:value-type="float">
            <text:p>2.10</text:p>
          </table:table-cell>
          <table:table-cell table:number-columns-repeated="101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style-name="ce4" office:value-type="float" office:value="8.33590114572847" calcext:value-type="float">
            <text:p>8.34</text:p>
          </table:table-cell>
          <table:table-cell table:style-name="ce4" office:value-type="float" office:value="11.0028174336936" calcext:value-type="float">
            <text:p>11.00</text:p>
          </table:table-cell>
          <table:table-cell table:style-name="ce4" office:value-type="float" office:value="5.95398152314082" calcext:value-type="float">
            <text:p>5.95</text:p>
          </table:table-cell>
          <table:table-cell table:style-name="ce4" office:value-type="float" office:value="13.5760596537282" calcext:value-type="float">
            <text:p>13.58</text:p>
          </table:table-cell>
          <table:table-cell table:style-name="ce4" office:value-type="float" office:value="8.64840639144376" calcext:value-type="float">
            <text:p>8.65</text:p>
          </table:table-cell>
          <table:table-cell table:number-columns-repeated="101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style-name="ce4" office:value-type="float" office:value="6.51570443959327" calcext:value-type="float">
            <text:p>6.52</text:p>
          </table:table-cell>
          <table:table-cell table:style-name="ce4" office:value-type="float" office:value="18.7627105656705" calcext:value-type="float">
            <text:p>18.76</text:p>
          </table:table-cell>
          <table:table-cell table:style-name="ce4" office:value-type="float" office:value="0.403705499034015" calcext:value-type="float">
            <text:p>0.40</text:p>
          </table:table-cell>
          <table:table-cell table:style-name="ce4" office:value-type="float" office:value="13.9399100945356" calcext:value-type="float">
            <text:p>13.94</text:p>
          </table:table-cell>
          <table:table-cell table:style-name="ce4" office:value-type="float" office:value="5.2384944224806" calcext:value-type="float">
            <text:p>5.24</text:p>
          </table:table-cell>
          <table:table-cell table:number-columns-repeated="101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style-name="ce4" office:value-type="float" office:value="3.81053914500153" calcext:value-type="float">
            <text:p>3.81</text:p>
          </table:table-cell>
          <table:table-cell table:style-name="ce4" office:value-type="float" office:value="11.2035699361559" calcext:value-type="float">
            <text:p>11.20</text:p>
          </table:table-cell>
          <table:table-cell table:style-name="ce4" office:value-type="float" office:value="1.24782622541449" calcext:value-type="float">
            <text:p>1.25</text:p>
          </table:table-cell>
          <table:table-cell table:style-name="ce4" office:value-type="float" office:value="16.1920775413836" calcext:value-type="float">
            <text:p>16.19</text:p>
          </table:table-cell>
          <table:table-cell table:style-name="ce4" office:value-type="float" office:value="2.12378354004098" calcext:value-type="float">
            <text:p>2.12</text:p>
          </table:table-cell>
          <table:table-cell table:number-columns-repeated="101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style-name="ce4" office:value-type="float" office:value="0.719392746078805" calcext:value-type="float">
            <text:p>0.72</text:p>
          </table:table-cell>
          <table:table-cell table:style-name="ce4" office:value-type="float" office:value="15.5021889792364" calcext:value-type="float">
            <text:p>15.50</text:p>
          </table:table-cell>
          <table:table-cell table:style-name="ce4" office:value-type="float" office:value="6.44825973419063" calcext:value-type="float">
            <text:p>6.45</text:p>
          </table:table-cell>
          <table:table-cell table:style-name="ce4" office:value-type="float" office:value="12.5200487088448" calcext:value-type="float">
            <text:p>12.52</text:p>
          </table:table-cell>
          <table:table-cell table:style-name="ce4" office:value-type="float" office:value="10.0345431473926" calcext:value-type="float">
            <text:p>10.03</text:p>
          </table:table-cell>
          <table:table-cell table:number-columns-repeated="101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style-name="ce4" office:value-type="float" office:value="0.217460289673874" calcext:value-type="float">
            <text:p>0.22</text:p>
          </table:table-cell>
          <table:table-cell table:style-name="ce4" office:value-type="float" office:value="19.1065622383417" calcext:value-type="float">
            <text:p>19.11</text:p>
          </table:table-cell>
          <table:table-cell table:style-name="ce4" office:value-type="float" office:value="5.26218947989505" calcext:value-type="float">
            <text:p>5.26</text:p>
          </table:table-cell>
          <table:table-cell table:style-name="ce4" office:value-type="float" office:value="16.4558694419537" calcext:value-type="float">
            <text:p>16.46</text:p>
          </table:table-cell>
          <table:table-cell table:style-name="ce4" office:value-type="float" office:value="1.88474340473076" calcext:value-type="float">
            <text:p>1.88</text:p>
          </table:table-cell>
          <table:table-cell table:number-columns-repeated="101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style-name="ce4" office:value-type="float" office:value="14.1590842026571" calcext:value-type="float">
            <text:p>14.16</text:p>
          </table:table-cell>
          <table:table-cell table:style-name="ce4" office:value-type="float" office:value="12.7642678750967" calcext:value-type="float">
            <text:p>12.76</text:p>
          </table:table-cell>
          <table:table-cell table:style-name="ce4" office:value-type="float" office:value="0.435182670308689" calcext:value-type="float">
            <text:p>0.44</text:p>
          </table:table-cell>
          <table:table-cell table:style-name="ce4" office:value-type="float" office:value="12.2036551519164" calcext:value-type="float">
            <text:p>12.20</text:p>
          </table:table-cell>
          <table:table-cell table:style-name="ce4" office:value-type="float" office:value="1.35381235907507" calcext:value-type="float">
            <text:p>1.35</text:p>
          </table:table-cell>
          <table:table-cell table:number-columns-repeated="101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style-name="ce4" office:value-type="float" office:value="5.26844062574599" calcext:value-type="float">
            <text:p>5.27</text:p>
          </table:table-cell>
          <table:table-cell table:style-name="ce4" office:value-type="float" office:value="15.9526264496174" calcext:value-type="float">
            <text:p>15.95</text:p>
          </table:table-cell>
          <table:table-cell table:style-name="ce4" office:value-type="float" office:value="0.377661741817188" calcext:value-type="float">
            <text:p>0.38</text:p>
          </table:table-cell>
          <table:table-cell table:style-name="ce4" office:value-type="float" office:value="12.057289186138" calcext:value-type="float">
            <text:p>12.06</text:p>
          </table:table-cell>
          <table:table-cell table:style-name="ce4" office:value-type="float" office:value="25.0050111427896" calcext:value-type="float">
            <text:p>25.01</text:p>
          </table:table-cell>
          <table:table-cell table:number-columns-repeated="101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style-name="ce4" office:value-type="float" office:value="30.3507693314615" calcext:value-type="float">
            <text:p>30.35</text:p>
          </table:table-cell>
          <table:table-cell table:style-name="ce4" office:value-type="float" office:value="14.4832024102102" calcext:value-type="float">
            <text:p>14.48</text:p>
          </table:table-cell>
          <table:table-cell table:style-name="ce4" office:value-type="float" office:value="1.53950707988711" calcext:value-type="float">
            <text:p>1.54</text:p>
          </table:table-cell>
          <table:table-cell table:style-name="ce4" office:value-type="float" office:value="23.2093112587932" calcext:value-type="float">
            <text:p>23.21</text:p>
          </table:table-cell>
          <table:table-cell table:style-name="ce4" office:value-type="float" office:value="5.2206571198847" calcext:value-type="float">
            <text:p>5.22</text:p>
          </table:table-cell>
          <table:table-cell table:number-columns-repeated="101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style-name="ce4" office:value-type="float" office:value="42.2203340047192" calcext:value-type="float">
            <text:p>42.22</text:p>
          </table:table-cell>
          <table:table-cell table:style-name="ce4" office:value-type="float" office:value="19.5480457101774" calcext:value-type="float">
            <text:p>19.55</text:p>
          </table:table-cell>
          <table:table-cell table:style-name="ce4" office:value-type="float" office:value="0.371123096958836" calcext:value-type="float">
            <text:p>0.37</text:p>
          </table:table-cell>
          <table:table-cell table:style-name="ce4" office:value-type="float" office:value="10.7938694223966" calcext:value-type="float">
            <text:p>10.79</text:p>
          </table:table-cell>
          <table:table-cell table:style-name="ce4" office:value-type="float" office:value="2.628150837138" calcext:value-type="float">
            <text:p>2.63</text:p>
          </table:table-cell>
          <table:table-cell table:number-columns-repeated="101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style-name="ce4" office:value-type="float" office:value="11.0293245841402" calcext:value-type="float">
            <text:p>11.03</text:p>
          </table:table-cell>
          <table:table-cell table:style-name="ce4" office:value-type="float" office:value="8.00704452096074" calcext:value-type="float">
            <text:p>8.01</text:p>
          </table:table-cell>
          <table:table-cell table:style-name="ce4" office:value-type="float" office:value="0.228879388493139" calcext:value-type="float">
            <text:p>0.23</text:p>
          </table:table-cell>
          <table:table-cell table:style-name="ce4" office:value-type="float" office:value="18.4590244327013" calcext:value-type="float">
            <text:p>18.46</text:p>
          </table:table-cell>
          <table:table-cell table:style-name="ce4" office:value-type="float" office:value="0.83870009839034" calcext:value-type="float">
            <text:p>0.84</text:p>
          </table:table-cell>
          <table:table-cell table:number-columns-repeated="101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style-name="ce4" office:value-type="float" office:value="11.4379935036048" calcext:value-type="float">
            <text:p>11.44</text:p>
          </table:table-cell>
          <table:table-cell table:style-name="ce4" office:value-type="float" office:value="14.127220409761" calcext:value-type="float">
            <text:p>14.13</text:p>
          </table:table-cell>
          <table:table-cell table:style-name="ce4" office:value-type="float" office:value="6.84431665601835" calcext:value-type="float">
            <text:p>6.84</text:p>
          </table:table-cell>
          <table:table-cell table:style-name="ce4" office:value-type="float" office:value="13.7802540072944" calcext:value-type="float">
            <text:p>13.78</text:p>
          </table:table-cell>
          <table:table-cell table:style-name="ce4" office:value-type="float" office:value="0.27788577991234" calcext:value-type="float">
            <text:p>0.28</text:p>
          </table:table-cell>
          <table:table-cell table:number-columns-repeated="101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style-name="ce4" office:value-type="float" office:value="1.02542833279696" calcext:value-type="float">
            <text:p>1.03</text:p>
          </table:table-cell>
          <table:table-cell table:style-name="ce4" office:value-type="float" office:value="18.7090164593609" calcext:value-type="float">
            <text:p>18.71</text:p>
          </table:table-cell>
          <table:table-cell table:style-name="ce4" office:value-type="float" office:value="4.68318599836914" calcext:value-type="float">
            <text:p>4.68</text:p>
          </table:table-cell>
          <table:table-cell table:style-name="ce4" office:value-type="float" office:value="22.9595889378727" calcext:value-type="float">
            <text:p>22.96</text:p>
          </table:table-cell>
          <table:table-cell table:style-name="ce4" office:value-type="float" office:value="6.01479943243135" calcext:value-type="float">
            <text:p>6.01</text:p>
          </table:table-cell>
          <table:table-cell table:number-columns-repeated="101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style-name="ce4" office:value-type="float" office:value="5.7287525259499" calcext:value-type="float">
            <text:p>5.73</text:p>
          </table:table-cell>
          <table:table-cell table:style-name="ce4" office:value-type="float" office:value="8.07976485126762" calcext:value-type="float">
            <text:p>8.08</text:p>
          </table:table-cell>
          <table:table-cell table:style-name="ce4" office:value-type="float" office:value="4.35640406021904" calcext:value-type="float">
            <text:p>4.36</text:p>
          </table:table-cell>
          <table:table-cell table:style-name="ce4" office:value-type="float" office:value="6.52732590263101" calcext:value-type="float">
            <text:p>6.53</text:p>
          </table:table-cell>
          <table:table-cell table:style-name="ce4" office:value-type="float" office:value="18.7261456389004" calcext:value-type="float">
            <text:p>18.73</text:p>
          </table:table-cell>
          <table:table-cell table:number-columns-repeated="101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style-name="ce4" office:value-type="float" office:value="5.80216761201174" calcext:value-type="float">
            <text:p>5.80</text:p>
          </table:table-cell>
          <table:table-cell table:style-name="ce4" office:value-type="float" office:value="13.2481819824169" calcext:value-type="float">
            <text:p>13.25</text:p>
          </table:table-cell>
          <table:table-cell table:style-name="ce4" office:value-type="float" office:value="37.3830300618055" calcext:value-type="float">
            <text:p>37.38</text:p>
          </table:table-cell>
          <table:table-cell table:style-name="ce4" office:value-type="float" office:value="10.9420036163859" calcext:value-type="float">
            <text:p>10.94</text:p>
          </table:table-cell>
          <table:table-cell table:style-name="ce4" office:value-type="float" office:value="19.6050394363556" calcext:value-type="float">
            <text:p>19.61</text:p>
          </table:table-cell>
          <table:table-cell table:number-columns-repeated="101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style-name="ce4" office:value-type="float" office:value="33.7911841010282" calcext:value-type="float">
            <text:p>33.79</text:p>
          </table:table-cell>
          <table:table-cell table:style-name="ce4" office:value-type="float" office:value="8.29510942152099" calcext:value-type="float">
            <text:p>8.30</text:p>
          </table:table-cell>
          <table:table-cell table:style-name="ce4" office:value-type="float" office:value="26.737343135743" calcext:value-type="float">
            <text:p>26.74</text:p>
          </table:table-cell>
          <table:table-cell table:style-name="ce4" office:value-type="float" office:value="19.7762317505833" calcext:value-type="float">
            <text:p>19.78</text:p>
          </table:table-cell>
          <table:table-cell table:style-name="ce4" office:value-type="float" office:value="0.530848959093114" calcext:value-type="float">
            <text:p>0.53</text:p>
          </table:table-cell>
          <table:table-cell table:number-columns-repeated="101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style-name="ce4" office:value-type="float" office:value="15.7198603249382" calcext:value-type="float">
            <text:p>15.72</text:p>
          </table:table-cell>
          <table:table-cell table:style-name="ce4" office:value-type="float" office:value="11.2021134834834" calcext:value-type="float">
            <text:p>11.20</text:p>
          </table:table-cell>
          <table:table-cell table:style-name="ce4" office:value-type="float" office:value="14.0894259220905" calcext:value-type="float">
            <text:p>14.09</text:p>
          </table:table-cell>
          <table:table-cell table:style-name="ce4" office:value-type="float" office:value="18.547285258112" calcext:value-type="float">
            <text:p>18.55</text:p>
          </table:table-cell>
          <table:table-cell table:style-name="ce4" office:value-type="float" office:value="17.5472928218887" calcext:value-type="float">
            <text:p>17.55</text:p>
          </table:table-cell>
          <table:table-cell table:number-columns-repeated="101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style-name="ce4" office:value-type="float" office:value="26.0898365800899" calcext:value-type="float">
            <text:p>26.09</text:p>
          </table:table-cell>
          <table:table-cell table:style-name="ce4" office:value-type="float" office:value="13.1063174230471" calcext:value-type="float">
            <text:p>13.11</text:p>
          </table:table-cell>
          <table:table-cell table:style-name="ce4" office:value-type="float" office:value="6.41603517014431" calcext:value-type="float">
            <text:p>6.42</text:p>
          </table:table-cell>
          <table:table-cell table:style-name="ce4" office:value-type="float" office:value="19.8298006069499" calcext:value-type="float">
            <text:p>19.83</text:p>
          </table:table-cell>
          <table:table-cell table:style-name="ce4" office:value-type="float" office:value="0.94835186713058" calcext:value-type="float">
            <text:p>0.95</text:p>
          </table:table-cell>
          <table:table-cell table:number-columns-repeated="101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style-name="ce4" office:value-type="float" office:value="43.3393512244974" calcext:value-type="float">
            <text:p>43.34</text:p>
          </table:table-cell>
          <table:table-cell table:style-name="ce4" office:value-type="float" office:value="14.5534110689719" calcext:value-type="float">
            <text:p>14.55</text:p>
          </table:table-cell>
          <table:table-cell table:style-name="ce4" office:value-type="float" office:value="24.5658608407275" calcext:value-type="float">
            <text:p>24.57</text:p>
          </table:table-cell>
          <table:table-cell table:style-name="ce4" office:value-type="float" office:value="8.26320095848839" calcext:value-type="float">
            <text:p>8.26</text:p>
          </table:table-cell>
          <table:table-cell table:style-name="ce4" office:value-type="float" office:value="6.28948924398906" calcext:value-type="float">
            <text:p>6.29</text:p>
          </table:table-cell>
          <table:table-cell table:number-columns-repeated="101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style-name="ce4" office:value-type="float" office:value="3.16020013609334" calcext:value-type="float">
            <text:p>3.16</text:p>
          </table:table-cell>
          <table:table-cell table:style-name="ce4" office:value-type="float" office:value="17.0487655220804" calcext:value-type="float">
            <text:p>17.05</text:p>
          </table:table-cell>
          <table:table-cell table:style-name="ce4" office:value-type="float" office:value="13.1141011033454" calcext:value-type="float">
            <text:p>13.11</text:p>
          </table:table-cell>
          <table:table-cell table:style-name="ce4" office:value-type="float" office:value="24.5599935447589" calcext:value-type="float">
            <text:p>24.56</text:p>
          </table:table-cell>
          <table:table-cell table:style-name="ce4" office:value-type="float" office:value="4.15371982866675" calcext:value-type="float">
            <text:p>4.15</text:p>
          </table:table-cell>
          <table:table-cell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31T12:08:35.412576674</dc:date>
    <dc:creator>Jaime Andres Cataño</dc:creator>
    <meta:document-statistic meta:table-count="1" meta:cell-count="606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interval-major="5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1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5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003cm" svg:height="12.646cm" xlink:href=".." xlink:type="simple" chart:class="chart:scatter" chart:style-name="ch1">
        <chart:legend chart:legend-position="bottom" svg:x="8.263cm" svg:y="11.863cm" style:legend-expansion="wide" chart:style-name="ch2"/>
        <chart:plot-area chart:style-name="ch3" table:cell-range-address="Sheet1.A2:Sheet1.F101 Sheet1.B1:Sheet1.F1" chart:data-source-has-labels="row" svg:x="0.6cm" svg:y="0.252cm" svg:width="28.803cm" svg:height="11.359cm">
          <chartooo:coordinate-region svg:x="1.698cm" svg:y="0.451cm" svg:width="27.425cm" svg:height="10.5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1" chart:label-cell-address="Sheet1.B1:Sheet1.B1" chart:class="chart:scatter">
            <chart:domain table:cell-range-address="Sheet1.A2:Sheet1.A101"/>
            <chart:data-point chart:repeated="100"/>
          </chart:series>
          <chart:series chart:style-name="ch8" chart:values-cell-range-address="Sheet1.C2:Sheet1.C101" chart:label-cell-address="Sheet1.C1:Sheet1.C1" chart:class="chart:scatter">
            <chart:data-point chart:repeated="100"/>
          </chart:series>
          <chart:series chart:style-name="ch9" chart:values-cell-range-address="Sheet1.D2:Sheet1.D101" chart:label-cell-address="Sheet1.D1:Sheet1.D1" chart:class="chart:scatter">
            <chart:data-point chart:repeated="100"/>
          </chart:series>
          <chart:series chart:style-name="ch10" chart:values-cell-range-address="Sheet1.E2:Sheet1.E101" chart:label-cell-address="Sheet1.E1:Sheet1.E1" chart:class="chart:scatter">
            <chart:data-point chart:repeated="100"/>
          </chart:series>
          <chart:series chart:style-name="ch11" chart:values-cell-range-address="Sheet1.F2:Sheet1.F101" chart:label-cell-address="Sheet1.F1:Sheet1.F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stema 1</text:p>
                <draw:g>
                  <svg:desc>Sheet1.B1:Sheet1.B1</svg:desc>
                </draw:g>
              </table:table-cell>
              <table:table-cell office:value-type="string">
                <text:p>Sistema 2</text:p>
                <draw:g>
                  <svg:desc>Sheet1.C1:Sheet1.C1</svg:desc>
                </draw:g>
              </table:table-cell>
              <table:table-cell office:value-type="string">
                <text:p>Sistema 3</text:p>
                <draw:g>
                  <svg:desc>Sheet1.D1:Sheet1.D1</svg:desc>
                </draw:g>
              </table:table-cell>
              <table:table-cell office:value-type="string">
                <text:p>Sistema 4</text:p>
                <draw:g>
                  <svg:desc>Sheet1.E1:Sheet1.E1</svg:desc>
                </draw:g>
              </table:table-cell>
              <table:table-cell office:value-type="string">
                <text:p>Sistema 5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13.7548621279027">
                <text:p>13.7548621279027</text:p>
                <draw:g>
                  <svg:desc>Sheet1.B2:Sheet1.B101</svg:desc>
                </draw:g>
              </table:table-cell>
              <table:table-cell office:value-type="float" office:value="12.029108591051">
                <text:p>12.029108591051</text:p>
                <draw:g>
                  <svg:desc>Sheet1.C2:Sheet1.C101</svg:desc>
                </draw:g>
              </table:table-cell>
              <table:table-cell office:value-type="float" office:value="4.80618577871862">
                <text:p>4.80618577871862</text:p>
                <draw:g>
                  <svg:desc>Sheet1.D2:Sheet1.D101</svg:desc>
                </draw:g>
              </table:table-cell>
              <table:table-cell office:value-type="float" office:value="17.8869829954464">
                <text:p>17.8869829954464</text:p>
                <draw:g>
                  <svg:desc>Sheet1.E2:Sheet1.E101</svg:desc>
                </draw:g>
              </table:table-cell>
              <table:table-cell office:value-type="float" office:value="15.545562394168">
                <text:p>15.545562394168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6133151313255">
                <text:p>3.86133151313255</text:p>
              </table:table-cell>
              <table:table-cell office:value-type="float" office:value="13.8434449957002">
                <text:p>13.8434449957002</text:p>
              </table:table-cell>
              <table:table-cell office:value-type="float" office:value="0.0821070175417953">
                <text:p>0.0821070175417953</text:p>
              </table:table-cell>
              <table:table-cell office:value-type="float" office:value="15.1828060502408">
                <text:p>15.1828060502408</text:p>
              </table:table-cell>
              <table:table-cell office:value-type="float" office:value="19.3113301810335">
                <text:p>19.3113301810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2888849321164">
                <text:p>30.2888849321164</text:p>
              </table:table-cell>
              <table:table-cell office:value-type="float" office:value="15.770284839196">
                <text:p>15.770284839196</text:p>
              </table:table-cell>
              <table:table-cell office:value-type="float" office:value="18.9009131127777">
                <text:p>18.9009131127777</text:p>
              </table:table-cell>
              <table:table-cell office:value-type="float" office:value="14.576290178584">
                <text:p>14.576290178584</text:p>
              </table:table-cell>
              <table:table-cell office:value-type="float" office:value="0.576391455295919">
                <text:p>0.576391455295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68212726468427">
                <text:p>8.68212726468427</text:p>
              </table:table-cell>
              <table:table-cell office:value-type="float" office:value="15.4074657024435">
                <text:p>15.4074657024435</text:p>
              </table:table-cell>
              <table:table-cell office:value-type="float" office:value="7.74443347406172">
                <text:p>7.74443347406172</text:p>
              </table:table-cell>
              <table:table-cell office:value-type="float" office:value="15.5082987845939">
                <text:p>15.5082987845939</text:p>
              </table:table-cell>
              <table:table-cell office:value-type="float" office:value="0.459004624875956">
                <text:p>0.459004624875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.2866848629251">
                <text:p>18.2866848629251</text:p>
              </table:table-cell>
              <table:table-cell office:value-type="float" office:value="29.8966171580938">
                <text:p>29.8966171580938</text:p>
              </table:table-cell>
              <table:table-cell office:value-type="float" office:value="2.42773968241229">
                <text:p>2.42773968241229</text:p>
              </table:table-cell>
              <table:table-cell office:value-type="float" office:value="16.7997434297595">
                <text:p>16.7997434297595</text:p>
              </table:table-cell>
              <table:table-cell office:value-type="float" office:value="22.5268943255328">
                <text:p>22.5268943255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213007522001">
                <text:p>13.213007522001</text:p>
              </table:table-cell>
              <table:table-cell office:value-type="float" office:value="9.52677943734504">
                <text:p>9.52677943734504</text:p>
              </table:table-cell>
              <table:table-cell office:value-type="float" office:value="16.4540515717343">
                <text:p>16.4540515717343</text:p>
              </table:table-cell>
              <table:table-cell office:value-type="float" office:value="10.3550968522356">
                <text:p>10.3550968522356</text:p>
              </table:table-cell>
              <table:table-cell office:value-type="float" office:value="9.85570432583573">
                <text:p>9.85570432583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6214428737621">
                <text:p>9.6214428737621</text:p>
              </table:table-cell>
              <table:table-cell office:value-type="float" office:value="7.84805628276254">
                <text:p>7.84805628276254</text:p>
              </table:table-cell>
              <table:table-cell office:value-type="float" office:value="12.1903491663448">
                <text:p>12.1903491663448</text:p>
              </table:table-cell>
              <table:table-cell office:value-type="float" office:value="14.6180786017224">
                <text:p>14.6180786017224</text:p>
              </table:table-cell>
              <table:table-cell office:value-type="float" office:value="4.28864277677497">
                <text:p>4.28864277677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.1879041341957">
                <text:p>18.1879041341957</text:p>
              </table:table-cell>
              <table:table-cell office:value-type="float" office:value="8.69576279554572">
                <text:p>8.69576279554572</text:p>
              </table:table-cell>
              <table:table-cell office:value-type="float" office:value="0.141303182106009">
                <text:p>0.141303182106009</text:p>
              </table:table-cell>
              <table:table-cell office:value-type="float" office:value="19.0333248473026">
                <text:p>19.0333248473026</text:p>
              </table:table-cell>
              <table:table-cell office:value-type="float" office:value="7.00301880533147">
                <text:p>7.00301880533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0939843747744">
                <text:p>11.0939843747744</text:p>
              </table:table-cell>
              <table:table-cell office:value-type="float" office:value="14.8760791334657">
                <text:p>14.8760791334657</text:p>
              </table:table-cell>
              <table:table-cell office:value-type="float" office:value="0.863180588669937">
                <text:p>0.863180588669937</text:p>
              </table:table-cell>
              <table:table-cell office:value-type="float" office:value="14.1680785938226">
                <text:p>14.1680785938226</text:p>
              </table:table-cell>
              <table:table-cell office:value-type="float" office:value="14.4816769239477">
                <text:p>14.4816769239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3489424736126">
                <text:p>13.3489424736126</text:p>
              </table:table-cell>
              <table:table-cell office:value-type="float" office:value="9.30842138029239">
                <text:p>9.30842138029239</text:p>
              </table:table-cell>
              <table:table-cell office:value-type="float" office:value="1.32932863749951">
                <text:p>1.32932863749951</text:p>
              </table:table-cell>
              <table:table-cell office:value-type="float" office:value="20.9032901866125">
                <text:p>20.9032901866125</text:p>
              </table:table-cell>
              <table:table-cell office:value-type="float" office:value="15.8387539661529">
                <text:p>15.8387539661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.8044413432428">
                <text:p>21.8044413432428</text:p>
              </table:table-cell>
              <table:table-cell office:value-type="float" office:value="14.1737203719876">
                <text:p>14.1737203719876</text:p>
              </table:table-cell>
              <table:table-cell office:value-type="float" office:value="6.0930973964252">
                <text:p>6.0930973964252</text:p>
              </table:table-cell>
              <table:table-cell office:value-type="float" office:value="13.4473862042523">
                <text:p>13.4473862042523</text:p>
              </table:table-cell>
              <table:table-cell office:value-type="float" office:value="10.4752084433588">
                <text:p>10.4752084433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60267188516433">
                <text:p>5.60267188516433</text:p>
              </table:table-cell>
              <table:table-cell office:value-type="float" office:value="6.06554011373822">
                <text:p>6.06554011373822</text:p>
              </table:table-cell>
              <table:table-cell office:value-type="float" office:value="0.795258605019321">
                <text:p>0.795258605019321</text:p>
              </table:table-cell>
              <table:table-cell office:value-type="float" office:value="27.4301631750297">
                <text:p>27.4301631750297</text:p>
              </table:table-cell>
              <table:table-cell office:value-type="float" office:value="3.25908019323103">
                <text:p>3.25908019323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55171285115625">
                <text:p>6.55171285115625</text:p>
              </table:table-cell>
              <table:table-cell office:value-type="float" office:value="13.4107686123006">
                <text:p>13.4107686123006</text:p>
              </table:table-cell>
              <table:table-cell office:value-type="float" office:value="0.47625443442218">
                <text:p>0.47625443442218</text:p>
              </table:table-cell>
              <table:table-cell office:value-type="float" office:value="11.5170585143527">
                <text:p>11.5170585143527</text:p>
              </table:table-cell>
              <table:table-cell office:value-type="float" office:value="24.477227851008">
                <text:p>24.477227851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420653486992">
                <text:p>1.1420653486992</text:p>
              </table:table-cell>
              <table:table-cell office:value-type="float" office:value="8.56866456716186">
                <text:p>8.56866456716186</text:p>
              </table:table-cell>
              <table:table-cell office:value-type="float" office:value="3.37778131112906">
                <text:p>3.37778131112906</text:p>
              </table:table-cell>
              <table:table-cell office:value-type="float" office:value="13.2080382716062">
                <text:p>13.2080382716062</text:p>
              </table:table-cell>
              <table:table-cell office:value-type="float" office:value="8.45431693073381">
                <text:p>8.45431693073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52074447655199">
                <text:p>2.52074447655199</text:p>
              </table:table-cell>
              <table:table-cell office:value-type="float" office:value="12.645943631447">
                <text:p>12.645943631447</text:p>
              </table:table-cell>
              <table:table-cell office:value-type="float" office:value="0.683897120085248">
                <text:p>0.683897120085248</text:p>
              </table:table-cell>
              <table:table-cell office:value-type="float" office:value="12.3372933456206">
                <text:p>12.3372933456206</text:p>
              </table:table-cell>
              <table:table-cell office:value-type="float" office:value="3.31829004688441">
                <text:p>3.31829004688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.4058216560291">
                <text:p>20.4058216560291</text:p>
              </table:table-cell>
              <table:table-cell office:value-type="float" office:value="10.7524959196155">
                <text:p>10.7524959196155</text:p>
              </table:table-cell>
              <table:table-cell office:value-type="float" office:value="11.3280256188704">
                <text:p>11.3280256188704</text:p>
              </table:table-cell>
              <table:table-cell office:value-type="float" office:value="17.3047409357867">
                <text:p>17.3047409357867</text:p>
              </table:table-cell>
              <table:table-cell office:value-type="float" office:value="20.2338544532122">
                <text:p>20.2338544532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2.9436141439294">
                <text:p>42.9436141439294</text:p>
              </table:table-cell>
              <table:table-cell office:value-type="float" office:value="15.0370902031401">
                <text:p>15.0370902031401</text:p>
              </table:table-cell>
              <table:table-cell office:value-type="float" office:value="1.76551018948359">
                <text:p>1.76551018948359</text:p>
              </table:table-cell>
              <table:table-cell office:value-type="float" office:value="19.3536514037816">
                <text:p>19.3536514037816</text:p>
              </table:table-cell>
              <table:table-cell office:value-type="float" office:value="1.51296758035759">
                <text:p>1.51296758035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.7705573257687">
                <text:p>15.7705573257687</text:p>
              </table:table-cell>
              <table:table-cell office:value-type="float" office:value="14.2258455778865">
                <text:p>14.2258455778865</text:p>
              </table:table-cell>
              <table:table-cell office:value-type="float" office:value="5.01626037498246">
                <text:p>5.01626037498246</text:p>
              </table:table-cell>
              <table:table-cell office:value-type="float" office:value="18.7587557657452">
                <text:p>18.7587557657452</text:p>
              </table:table-cell>
              <table:table-cell office:value-type="float" office:value="22.1518455500897">
                <text:p>22.1518455500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02038884748547">
                <text:p>1.02038884748547</text:p>
              </table:table-cell>
              <table:table-cell office:value-type="float" office:value="13.5141419595312">
                <text:p>13.5141419595312</text:p>
              </table:table-cell>
              <table:table-cell office:value-type="float" office:value="0.210404216993927">
                <text:p>0.210404216993927</text:p>
              </table:table-cell>
              <table:table-cell office:value-type="float" office:value="10.6156365564555">
                <text:p>10.6156365564555</text:p>
              </table:table-cell>
              <table:table-cell office:value-type="float" office:value="6.22783171791958">
                <text:p>6.22783171791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3.7045957072701">
                <text:p>43.7045957072701</text:p>
              </table:table-cell>
              <table:table-cell office:value-type="float" office:value="8.76640575111334">
                <text:p>8.76640575111334</text:p>
              </table:table-cell>
              <table:table-cell office:value-type="float" office:value="15.4835811872155">
                <text:p>15.4835811872155</text:p>
              </table:table-cell>
              <table:table-cell office:value-type="float" office:value="10.4665230911405">
                <text:p>10.4665230911405</text:p>
              </table:table-cell>
              <table:table-cell office:value-type="float" office:value="13.5335037561312">
                <text:p>13.5335037561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8980963198369">
                <text:p>14.8980963198369</text:p>
              </table:table-cell>
              <table:table-cell office:value-type="float" office:value="7.95804883770332">
                <text:p>7.95804883770332</text:p>
              </table:table-cell>
              <table:table-cell office:value-type="float" office:value="5.25152445038393">
                <text:p>5.25152445038393</text:p>
              </table:table-cell>
              <table:table-cell office:value-type="float" office:value="12.8748064745755">
                <text:p>12.8748064745755</text:p>
              </table:table-cell>
              <table:table-cell office:value-type="float" office:value="7.57299724795175">
                <text:p>7.57299724795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7494003166434">
                <text:p>10.7494003166434</text:p>
              </table:table-cell>
              <table:table-cell office:value-type="float" office:value="8.21830721380394">
                <text:p>8.21830721380394</text:p>
              </table:table-cell>
              <table:table-cell office:value-type="float" office:value="16.7110740457727">
                <text:p>16.7110740457727</text:p>
              </table:table-cell>
              <table:table-cell office:value-type="float" office:value="14.3408892625407">
                <text:p>14.3408892625407</text:p>
              </table:table-cell>
              <table:table-cell office:value-type="float" office:value="12.5309095662998">
                <text:p>12.5309095662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09790617605485">
                <text:p>8.09790617605485</text:p>
              </table:table-cell>
              <table:table-cell office:value-type="float" office:value="15.0106272704796">
                <text:p>15.0106272704796</text:p>
              </table:table-cell>
              <table:table-cell office:value-type="float" office:value="13.8533935410748">
                <text:p>13.8533935410748</text:p>
              </table:table-cell>
              <table:table-cell office:value-type="float" office:value="19.7075243343954">
                <text:p>19.7075243343954</text:p>
              </table:table-cell>
              <table:table-cell office:value-type="float" office:value="11.4421259083311">
                <text:p>11.4421259083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789177753083">
                <text:p>1.789177753083</text:p>
              </table:table-cell>
              <table:table-cell office:value-type="float" office:value="14.6149293457531">
                <text:p>14.6149293457531</text:p>
              </table:table-cell>
              <table:table-cell office:value-type="float" office:value="3.34558928156345">
                <text:p>3.34558928156345</text:p>
              </table:table-cell>
              <table:table-cell office:value-type="float" office:value="7.85999858337898">
                <text:p>7.85999858337898</text:p>
              </table:table-cell>
              <table:table-cell office:value-type="float" office:value="27.0127609740908">
                <text:p>27.01276097409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99788944251186">
                <text:p>3.99788944251186</text:p>
              </table:table-cell>
              <table:table-cell office:value-type="float" office:value="12.0607901777055">
                <text:p>12.0607901777055</text:p>
              </table:table-cell>
              <table:table-cell office:value-type="float" office:value="0.361093592943912">
                <text:p>0.361093592943912</text:p>
              </table:table-cell>
              <table:table-cell office:value-type="float" office:value="14.0511062957031">
                <text:p>14.0511062957031</text:p>
              </table:table-cell>
              <table:table-cell office:value-type="float" office:value="8.34596765669595">
                <text:p>8.34596765669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4214277631586">
                <text:p>6.54214277631586</text:p>
              </table:table-cell>
              <table:table-cell office:value-type="float" office:value="18.9765894545504">
                <text:p>18.9765894545504</text:p>
              </table:table-cell>
              <table:table-cell office:value-type="float" office:value="5.55366245053995">
                <text:p>5.55366245053995</text:p>
              </table:table-cell>
              <table:table-cell office:value-type="float" office:value="14.9467826038366">
                <text:p>14.9467826038366</text:p>
              </table:table-cell>
              <table:table-cell office:value-type="float" office:value="1.11836264081085">
                <text:p>1.11836264081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3513440579734">
                <text:p>17.3513440579734</text:p>
              </table:table-cell>
              <table:table-cell office:value-type="float" office:value="16.1503551446817">
                <text:p>16.1503551446817</text:p>
              </table:table-cell>
              <table:table-cell office:value-type="float" office:value="6.07138316932364">
                <text:p>6.07138316932364</text:p>
              </table:table-cell>
              <table:table-cell office:value-type="float" office:value="10.977832380512">
                <text:p>10.977832380512</text:p>
              </table:table-cell>
              <table:table-cell office:value-type="float" office:value="13.0568941503745">
                <text:p>13.0568941503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03473800224403">
                <text:p>5.03473800224403</text:p>
              </table:table-cell>
              <table:table-cell office:value-type="float" office:value="9.23921774762564">
                <text:p>9.23921774762564</text:p>
              </table:table-cell>
              <table:table-cell office:value-type="float" office:value="0.36550861144005">
                <text:p>0.36550861144005</text:p>
              </table:table-cell>
              <table:table-cell office:value-type="float" office:value="13.3988084730847">
                <text:p>13.3988084730847</text:p>
              </table:table-cell>
              <table:table-cell office:value-type="float" office:value="0.0293896539895444">
                <text:p>0.0293896539895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81385356719367">
                <text:p>3.81385356719367</text:p>
              </table:table-cell>
              <table:table-cell office:value-type="float" office:value="11.3962304551036">
                <text:p>11.3962304551036</text:p>
              </table:table-cell>
              <table:table-cell office:value-type="float" office:value="11.1262105414433">
                <text:p>11.1262105414433</text:p>
              </table:table-cell>
              <table:table-cell office:value-type="float" office:value="18.2365712251372">
                <text:p>18.2365712251372</text:p>
              </table:table-cell>
              <table:table-cell office:value-type="float" office:value="1.40201557221935">
                <text:p>1.40201557221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.6305021527657">
                <text:p>20.6305021527657</text:p>
              </table:table-cell>
              <table:table-cell office:value-type="float" office:value="10.2742350012513">
                <text:p>10.2742350012513</text:p>
              </table:table-cell>
              <table:table-cell office:value-type="float" office:value="11.8337183249027">
                <text:p>11.8337183249027</text:p>
              </table:table-cell>
              <table:table-cell office:value-type="float" office:value="16.4645466814088">
                <text:p>16.4645466814088</text:p>
              </table:table-cell>
              <table:table-cell office:value-type="float" office:value="10.9093646125111">
                <text:p>10.9093646125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2991905443857">
                <text:p>2.2991905443857</text:p>
              </table:table-cell>
              <table:table-cell office:value-type="float" office:value="8.26970864078348">
                <text:p>8.26970864078348</text:p>
              </table:table-cell>
              <table:table-cell office:value-type="float" office:value="16.9010965105329">
                <text:p>16.9010965105329</text:p>
              </table:table-cell>
              <table:table-cell office:value-type="float" office:value="12.2256179671486">
                <text:p>12.2256179671486</text:p>
              </table:table-cell>
              <table:table-cell office:value-type="float" office:value="22.5360975521056">
                <text:p>22.5360975521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.6754767293444">
                <text:p>17.6754767293444</text:p>
              </table:table-cell>
              <table:table-cell office:value-type="float" office:value="10.5168455787221">
                <text:p>10.5168455787221</text:p>
              </table:table-cell>
              <table:table-cell office:value-type="float" office:value="50.4782032713817">
                <text:p>50.4782032713817</text:p>
              </table:table-cell>
              <table:table-cell office:value-type="float" office:value="9.99053406524754">
                <text:p>9.99053406524754</text:p>
              </table:table-cell>
              <table:table-cell office:value-type="float" office:value="15.8884444948401">
                <text:p>15.88844449484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4607345536295">
                <text:p>10.4607345536295</text:p>
              </table:table-cell>
              <table:table-cell office:value-type="float" office:value="14.3235853519285">
                <text:p>14.3235853519285</text:p>
              </table:table-cell>
              <table:table-cell office:value-type="float" office:value="0.373092983358844">
                <text:p>0.373092983358844</text:p>
              </table:table-cell>
              <table:table-cell office:value-type="float" office:value="22.4197312363714">
                <text:p>22.4197312363714</text:p>
              </table:table-cell>
              <table:table-cell office:value-type="float" office:value="0.871132380026089">
                <text:p>0.871132380026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1578242510857">
                <text:p>13.1578242510857</text:p>
              </table:table-cell>
              <table:table-cell office:value-type="float" office:value="12.8436445097511">
                <text:p>12.8436445097511</text:p>
              </table:table-cell>
              <table:table-cell office:value-type="float" office:value="6.13964042423179">
                <text:p>6.13964042423179</text:p>
              </table:table-cell>
              <table:table-cell office:value-type="float" office:value="11.5042920802112">
                <text:p>11.5042920802112</text:p>
              </table:table-cell>
              <table:table-cell office:value-type="float" office:value="8.04841240276136">
                <text:p>8.04841240276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68235197344367">
                <text:p>4.68235197344367</text:p>
              </table:table-cell>
              <table:table-cell office:value-type="float" office:value="9.18412195619585">
                <text:p>9.18412195619585</text:p>
              </table:table-cell>
              <table:table-cell office:value-type="float" office:value="5.69492232440574">
                <text:p>5.69492232440574</text:p>
              </table:table-cell>
              <table:table-cell office:value-type="float" office:value="12.4757609539083">
                <text:p>12.4757609539083</text:p>
              </table:table-cell>
              <table:table-cell office:value-type="float" office:value="2.20427943252981">
                <text:p>2.20427943252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75680030990197">
                <text:p>9.75680030990197</text:p>
              </table:table-cell>
              <table:table-cell office:value-type="float" office:value="7.05717767310003">
                <text:p>7.05717767310003</text:p>
              </table:table-cell>
              <table:table-cell office:value-type="float" office:value="20.9651911120776">
                <text:p>20.9651911120776</text:p>
              </table:table-cell>
              <table:table-cell office:value-type="float" office:value="9.70623873251502">
                <text:p>9.70623873251502</text:p>
              </table:table-cell>
              <table:table-cell office:value-type="float" office:value="14.6435032053737">
                <text:p>14.6435032053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6.0167238048067">
                <text:p>26.0167238048067</text:p>
              </table:table-cell>
              <table:table-cell office:value-type="float" office:value="17.613085027635">
                <text:p>17.613085027635</text:p>
              </table:table-cell>
              <table:table-cell office:value-type="float" office:value="4.33354180082712">
                <text:p>4.33354180082712</text:p>
              </table:table-cell>
              <table:table-cell office:value-type="float" office:value="12.868686838537">
                <text:p>12.868686838537</text:p>
              </table:table-cell>
              <table:table-cell office:value-type="float" office:value="7.05951990927273">
                <text:p>7.05951990927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47662926070424">
                <text:p>7.47662926070424</text:p>
              </table:table-cell>
              <table:table-cell office:value-type="float" office:value="22.3930106565415">
                <text:p>22.3930106565415</text:p>
              </table:table-cell>
              <table:table-cell office:value-type="float" office:value="0.39198603982293">
                <text:p>0.39198603982293</text:p>
              </table:table-cell>
              <table:table-cell office:value-type="float" office:value="19.876383296824">
                <text:p>19.876383296824</text:p>
              </table:table-cell>
              <table:table-cell office:value-type="float" office:value="6.27532640036664">
                <text:p>6.27532640036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2251345365667">
                <text:p>15.2251345365667</text:p>
              </table:table-cell>
              <table:table-cell office:value-type="float" office:value="9.06687405203284">
                <text:p>9.06687405203284</text:p>
              </table:table-cell>
              <table:table-cell office:value-type="float" office:value="7.89513515055349">
                <text:p>7.89513515055349</text:p>
              </table:table-cell>
              <table:table-cell office:value-type="float" office:value="6.73489059214471">
                <text:p>6.73489059214471</text:p>
              </table:table-cell>
              <table:table-cell office:value-type="float" office:value="18.0278042202932">
                <text:p>18.0278042202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4.6270081942664">
                <text:p>24.6270081942664</text:p>
              </table:table-cell>
              <table:table-cell office:value-type="float" office:value="10.7210836855932">
                <text:p>10.7210836855932</text:p>
              </table:table-cell>
              <table:table-cell office:value-type="float" office:value="18.7953281199426">
                <text:p>18.7953281199426</text:p>
              </table:table-cell>
              <table:table-cell office:value-type="float" office:value="11.5822333168711">
                <text:p>11.5822333168711</text:p>
              </table:table-cell>
              <table:table-cell office:value-type="float" office:value="9.84203113537169">
                <text:p>9.84203113537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.3120995704804">
                <text:p>26.3120995704804</text:p>
              </table:table-cell>
              <table:table-cell office:value-type="float" office:value="23.3343899141172">
                <text:p>23.3343899141172</text:p>
              </table:table-cell>
              <table:table-cell office:value-type="float" office:value="8.76812337903132">
                <text:p>8.76812337903132</text:p>
              </table:table-cell>
              <table:table-cell office:value-type="float" office:value="9.745356908037">
                <text:p>9.745356908037</text:p>
              </table:table-cell>
              <table:table-cell office:value-type="float" office:value="8.59146498766497">
                <text:p>8.59146498766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3895183357433">
                <text:p>8.3895183357433</text:p>
              </table:table-cell>
              <table:table-cell office:value-type="float" office:value="8.72683401732023">
                <text:p>8.72683401732023</text:p>
              </table:table-cell>
              <table:table-cell office:value-type="float" office:value="1.45199142166563">
                <text:p>1.45199142166563</text:p>
              </table:table-cell>
              <table:table-cell office:value-type="float" office:value="21.96460286925">
                <text:p>21.96460286925</text:p>
              </table:table-cell>
              <table:table-cell office:value-type="float" office:value="9.61813236317033">
                <text:p>9.6181323631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391306576888">
                <text:p>14.391306576888</text:p>
              </table:table-cell>
              <table:table-cell office:value-type="float" office:value="10.4169978658831">
                <text:p>10.4169978658831</text:p>
              </table:table-cell>
              <table:table-cell office:value-type="float" office:value="1.68625397477169">
                <text:p>1.68625397477169</text:p>
              </table:table-cell>
              <table:table-cell office:value-type="float" office:value="12.4081943156296">
                <text:p>12.4081943156296</text:p>
              </table:table-cell>
              <table:table-cell office:value-type="float" office:value="5.0711292986678">
                <text:p>5.07112929866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90531045772808">
                <text:p>4.90531045772808</text:p>
              </table:table-cell>
              <table:table-cell office:value-type="float" office:value="6.37086758396511">
                <text:p>6.37086758396511</text:p>
              </table:table-cell>
              <table:table-cell office:value-type="float" office:value="6.66167780478706">
                <text:p>6.66167780478706</text:p>
              </table:table-cell>
              <table:table-cell office:value-type="float" office:value="16.1758632483171">
                <text:p>16.1758632483171</text:p>
              </table:table-cell>
              <table:table-cell office:value-type="float" office:value="45.8238911269391">
                <text:p>45.82389112693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8.4926476420588">
                <text:p>28.4926476420588</text:p>
              </table:table-cell>
              <table:table-cell office:value-type="float" office:value="15.7155047519716">
                <text:p>15.7155047519716</text:p>
              </table:table-cell>
              <table:table-cell office:value-type="float" office:value="4.85793219938947">
                <text:p>4.85793219938947</text:p>
              </table:table-cell>
              <table:table-cell office:value-type="float" office:value="12.0871793963933">
                <text:p>12.0871793963933</text:p>
              </table:table-cell>
              <table:table-cell office:value-type="float" office:value="16.1995629736418">
                <text:p>16.1995629736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13315251947131">
                <text:p>4.13315251947131</text:p>
              </table:table-cell>
              <table:table-cell office:value-type="float" office:value="23.8793099210792">
                <text:p>23.8793099210792</text:p>
              </table:table-cell>
              <table:table-cell office:value-type="float" office:value="6.34810231111246">
                <text:p>6.34810231111246</text:p>
              </table:table-cell>
              <table:table-cell office:value-type="float" office:value="15.3215959057758">
                <text:p>15.3215959057758</text:p>
              </table:table-cell>
              <table:table-cell office:value-type="float" office:value="34.6366044238527">
                <text:p>34.63660442385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00352582262244">
                <text:p>0.400352582262244</text:p>
              </table:table-cell>
              <table:table-cell office:value-type="float" office:value="8.65650411250928">
                <text:p>8.65650411250928</text:p>
              </table:table-cell>
              <table:table-cell office:value-type="float" office:value="2.8723565051227">
                <text:p>2.8723565051227</text:p>
              </table:table-cell>
              <table:table-cell office:value-type="float" office:value="8.61263783152374">
                <text:p>8.61263783152374</text:p>
              </table:table-cell>
              <table:table-cell office:value-type="float" office:value="5.48603092857307">
                <text:p>5.48603092857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.2022775013421">
                <text:p>19.2022775013421</text:p>
              </table:table-cell>
              <table:table-cell office:value-type="float" office:value="9.79249892992508">
                <text:p>9.79249892992508</text:p>
              </table:table-cell>
              <table:table-cell office:value-type="float" office:value="3.10588145561197">
                <text:p>3.10588145561197</text:p>
              </table:table-cell>
              <table:table-cell office:value-type="float" office:value="9.03070079689628">
                <text:p>9.03070079689628</text:p>
              </table:table-cell>
              <table:table-cell office:value-type="float" office:value="9.66063370217573">
                <text:p>9.66063370217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3.501376769747">
                <text:p>33.501376769747</text:p>
              </table:table-cell>
              <table:table-cell office:value-type="float" office:value="14.3563581893173">
                <text:p>14.3563581893173</text:p>
              </table:table-cell>
              <table:table-cell office:value-type="float" office:value="10.996323539149">
                <text:p>10.996323539149</text:p>
              </table:table-cell>
              <table:table-cell office:value-type="float" office:value="32.4773704847104">
                <text:p>32.4773704847104</text:p>
              </table:table-cell>
              <table:table-cell office:value-type="float" office:value="24.360350652454">
                <text:p>24.3603506524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98778958930142">
                <text:p>3.98778958930142</text:p>
              </table:table-cell>
              <table:table-cell office:value-type="float" office:value="14.933524571781">
                <text:p>14.933524571781</text:p>
              </table:table-cell>
              <table:table-cell office:value-type="float" office:value="4.50219245796803">
                <text:p>4.50219245796803</text:p>
              </table:table-cell>
              <table:table-cell office:value-type="float" office:value="24.4122524463538">
                <text:p>24.4122524463538</text:p>
              </table:table-cell>
              <table:table-cell office:value-type="float" office:value="2.10880283032996">
                <text:p>2.10880283032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2936381603044">
                <text:p>2.2936381603044</text:p>
              </table:table-cell>
              <table:table-cell office:value-type="float" office:value="22.7517177161432">
                <text:p>22.7517177161432</text:p>
              </table:table-cell>
              <table:table-cell office:value-type="float" office:value="0.451407940535425">
                <text:p>0.451407940535425</text:p>
              </table:table-cell>
              <table:table-cell office:value-type="float" office:value="13.1119785112362">
                <text:p>13.1119785112362</text:p>
              </table:table-cell>
              <table:table-cell office:value-type="float" office:value="2.47287224352169">
                <text:p>2.47287224352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4205086981506">
                <text:p>15.4205086981506</text:p>
              </table:table-cell>
              <table:table-cell office:value-type="float" office:value="22.3910234952903">
                <text:p>22.3910234952903</text:p>
              </table:table-cell>
              <table:table-cell office:value-type="float" office:value="1.65703330734338">
                <text:p>1.65703330734338</text:p>
              </table:table-cell>
              <table:table-cell office:value-type="float" office:value="18.8592930246946">
                <text:p>18.8592930246946</text:p>
              </table:table-cell>
              <table:table-cell office:value-type="float" office:value="1.37845370102237">
                <text:p>1.378453701022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8.3253077509954">
                <text:p>28.3253077509954</text:p>
              </table:table-cell>
              <table:table-cell office:value-type="float" office:value="21.0429650473803">
                <text:p>21.0429650473803</text:p>
              </table:table-cell>
              <table:table-cell office:value-type="float" office:value="11.5013926943941">
                <text:p>11.5013926943941</text:p>
              </table:table-cell>
              <table:table-cell office:value-type="float" office:value="11.9896785300518">
                <text:p>11.9896785300518</text:p>
              </table:table-cell>
              <table:table-cell office:value-type="float" office:value="25.0884377721444">
                <text:p>25.0884377721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06364644876073">
                <text:p>6.06364644876073</text:p>
              </table:table-cell>
              <table:table-cell office:value-type="float" office:value="18.1557543737351">
                <text:p>18.1557543737351</text:p>
              </table:table-cell>
              <table:table-cell office:value-type="float" office:value="0.264589006654988">
                <text:p>0.264589006654988</text:p>
              </table:table-cell>
              <table:table-cell office:value-type="float" office:value="11.4057939597487">
                <text:p>11.4057939597487</text:p>
              </table:table-cell>
              <table:table-cell office:value-type="float" office:value="26.2392196480055">
                <text:p>26.2392196480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23058711923035">
                <text:p>5.23058711923035</text:p>
              </table:table-cell>
              <table:table-cell office:value-type="float" office:value="17.6519477909601">
                <text:p>17.6519477909601</text:p>
              </table:table-cell>
              <table:table-cell office:value-type="float" office:value="1.3925195628886">
                <text:p>1.3925195628886</text:p>
              </table:table-cell>
              <table:table-cell office:value-type="float" office:value="11.8800221216315">
                <text:p>11.8800221216315</text:p>
              </table:table-cell>
              <table:table-cell office:value-type="float" office:value="1.54934549610628">
                <text:p>1.549345496106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4.738570377677">
                <text:p>64.738570377677</text:p>
              </table:table-cell>
              <table:table-cell office:value-type="float" office:value="8.09773399524714">
                <text:p>8.09773399524714</text:p>
              </table:table-cell>
              <table:table-cell office:value-type="float" office:value="3.46822953767061">
                <text:p>3.46822953767061</text:p>
              </table:table-cell>
              <table:table-cell office:value-type="float" office:value="5.31477366627365">
                <text:p>5.31477366627365</text:p>
              </table:table-cell>
              <table:table-cell office:value-type="float" office:value="9.66150821617412">
                <text:p>9.661508216174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.9370727867373">
                <text:p>13.9370727867373</text:p>
              </table:table-cell>
              <table:table-cell office:value-type="float" office:value="7.73178961046581">
                <text:p>7.73178961046581</text:p>
              </table:table-cell>
              <table:table-cell office:value-type="float" office:value="0.0108074215950118">
                <text:p>0.0108074215950118</text:p>
              </table:table-cell>
              <table:table-cell office:value-type="float" office:value="14.6973821786466">
                <text:p>14.6973821786466</text:p>
              </table:table-cell>
              <table:table-cell office:value-type="float" office:value="18.6562966246883">
                <text:p>18.65629662468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96373622789061">
                <text:p>0.696373622789061</text:p>
              </table:table-cell>
              <table:table-cell office:value-type="float" office:value="17.1249076118563">
                <text:p>17.1249076118563</text:p>
              </table:table-cell>
              <table:table-cell office:value-type="float" office:value="1.07218055144479">
                <text:p>1.07218055144479</text:p>
              </table:table-cell>
              <table:table-cell office:value-type="float" office:value="9.70962171774672">
                <text:p>9.70962171774672</text:p>
              </table:table-cell>
              <table:table-cell office:value-type="float" office:value="11.0045663939808">
                <text:p>11.0045663939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99282050276396">
                <text:p>0.899282050276396</text:p>
              </table:table-cell>
              <table:table-cell office:value-type="float" office:value="11.1587437601408">
                <text:p>11.1587437601408</text:p>
              </table:table-cell>
              <table:table-cell office:value-type="float" office:value="13.9300539681536">
                <text:p>13.9300539681536</text:p>
              </table:table-cell>
              <table:table-cell office:value-type="float" office:value="14.9526749556842">
                <text:p>14.9526749556842</text:p>
              </table:table-cell>
              <table:table-cell office:value-type="float" office:value="17.1853648790071">
                <text:p>17.18536487900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.9157375197833">
                <text:p>13.9157375197833</text:p>
              </table:table-cell>
              <table:table-cell office:value-type="float" office:value="10.6862051894175">
                <text:p>10.6862051894175</text:p>
              </table:table-cell>
              <table:table-cell office:value-type="float" office:value="11.3505512704697">
                <text:p>11.3505512704697</text:p>
              </table:table-cell>
              <table:table-cell office:value-type="float" office:value="11.8433764118085">
                <text:p>11.8433764118085</text:p>
              </table:table-cell>
              <table:table-cell office:value-type="float" office:value="11.2242561293138">
                <text:p>11.2242561293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31724953090065">
                <text:p>5.31724953090065</text:p>
              </table:table-cell>
              <table:table-cell office:value-type="float" office:value="14.7447764331297">
                <text:p>14.7447764331297</text:p>
              </table:table-cell>
              <table:table-cell office:value-type="float" office:value="4.67616210258537">
                <text:p>4.67616210258537</text:p>
              </table:table-cell>
              <table:table-cell office:value-type="float" office:value="44.3992729314392">
                <text:p>44.3992729314392</text:p>
              </table:table-cell>
              <table:table-cell office:value-type="float" office:value="13.3203485173835">
                <text:p>13.32034851738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23941238437654">
                <text:p>3.23941238437654</text:p>
              </table:table-cell>
              <table:table-cell office:value-type="float" office:value="14.6871770359574">
                <text:p>14.6871770359574</text:p>
              </table:table-cell>
              <table:table-cell office:value-type="float" office:value="6.29340951428839">
                <text:p>6.29340951428839</text:p>
              </table:table-cell>
              <table:table-cell office:value-type="float" office:value="15.4769795090485">
                <text:p>15.4769795090485</text:p>
              </table:table-cell>
              <table:table-cell office:value-type="float" office:value="5.14693738161473">
                <text:p>5.14693738161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0801062940656">
                <text:p>11.0801062940656</text:p>
              </table:table-cell>
              <table:table-cell office:value-type="float" office:value="10.7547389036932">
                <text:p>10.7547389036932</text:p>
              </table:table-cell>
              <table:table-cell office:value-type="float" office:value="2.87741026605407">
                <text:p>2.87741026605407</text:p>
              </table:table-cell>
              <table:table-cell office:value-type="float" office:value="21.8875222236981">
                <text:p>21.8875222236981</text:p>
              </table:table-cell>
              <table:table-cell office:value-type="float" office:value="4.49991636189852">
                <text:p>4.49991636189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92562348087668">
                <text:p>8.92562348087668</text:p>
              </table:table-cell>
              <table:table-cell office:value-type="float" office:value="16.2405384461586">
                <text:p>16.2405384461586</text:p>
              </table:table-cell>
              <table:table-cell office:value-type="float" office:value="9.25045388188396">
                <text:p>9.25045388188396</text:p>
              </table:table-cell>
              <table:table-cell office:value-type="float" office:value="9.9342534394852">
                <text:p>9.9342534394852</text:p>
              </table:table-cell>
              <table:table-cell office:value-type="float" office:value="23.7268695599772">
                <text:p>23.7268695599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37950319252207">
                <text:p>7.37950319252207</text:p>
              </table:table-cell>
              <table:table-cell office:value-type="float" office:value="8.23485037066582">
                <text:p>8.23485037066582</text:p>
              </table:table-cell>
              <table:table-cell office:value-type="float" office:value="1.81197096723414">
                <text:p>1.81197096723414</text:p>
              </table:table-cell>
              <table:table-cell office:value-type="float" office:value="18.9683937170872">
                <text:p>18.9683937170872</text:p>
              </table:table-cell>
              <table:table-cell office:value-type="float" office:value="7.18417545269846">
                <text:p>7.18417545269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83023491549193">
                <text:p>5.83023491549193</text:p>
              </table:table-cell>
              <table:table-cell office:value-type="float" office:value="5.23584926021642">
                <text:p>5.23584926021642</text:p>
              </table:table-cell>
              <table:table-cell office:value-type="float" office:value="3.23685165205879">
                <text:p>3.23685165205879</text:p>
              </table:table-cell>
              <table:table-cell office:value-type="float" office:value="20.5445210471201">
                <text:p>20.5445210471201</text:p>
              </table:table-cell>
              <table:table-cell office:value-type="float" office:value="8.83887799826087">
                <text:p>8.838877998260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8.8849179819973">
                <text:p>18.8849179819973</text:p>
              </table:table-cell>
              <table:table-cell office:value-type="float" office:value="12.6917403766224">
                <text:p>12.6917403766224</text:p>
              </table:table-cell>
              <table:table-cell office:value-type="float" office:value="11.3890971232667">
                <text:p>11.3890971232667</text:p>
              </table:table-cell>
              <table:table-cell office:value-type="float" office:value="19.3579850785376">
                <text:p>19.3579850785376</text:p>
              </table:table-cell>
              <table:table-cell office:value-type="float" office:value="0.535488652212156">
                <text:p>0.535488652212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21620793152533">
                <text:p>5.21620793152533</text:p>
              </table:table-cell>
              <table:table-cell office:value-type="float" office:value="9.62609940570829">
                <text:p>9.62609940570829</text:p>
              </table:table-cell>
              <table:table-cell office:value-type="float" office:value="1.57197685073422">
                <text:p>1.57197685073422</text:p>
              </table:table-cell>
              <table:table-cell office:value-type="float" office:value="21.5691057009947">
                <text:p>21.5691057009947</text:p>
              </table:table-cell>
              <table:table-cell office:value-type="float" office:value="4.44375139320253">
                <text:p>4.44375139320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.6292751560567">
                <text:p>13.6292751560567</text:p>
              </table:table-cell>
              <table:table-cell office:value-type="float" office:value="11.5285444692496">
                <text:p>11.5285444692496</text:p>
              </table:table-cell>
              <table:table-cell office:value-type="float" office:value="0.690090068615274">
                <text:p>0.690090068615274</text:p>
              </table:table-cell>
              <table:table-cell office:value-type="float" office:value="25.4484643518223">
                <text:p>25.4484643518223</text:p>
              </table:table-cell>
              <table:table-cell office:value-type="float" office:value="4.13413225513627">
                <text:p>4.134132255136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71860018348506">
                <text:p>3.71860018348506</text:p>
              </table:table-cell>
              <table:table-cell office:value-type="float" office:value="10.3217329054996">
                <text:p>10.3217329054996</text:p>
              </table:table-cell>
              <table:table-cell office:value-type="float" office:value="5.65376996268531">
                <text:p>5.65376996268531</text:p>
              </table:table-cell>
              <table:table-cell office:value-type="float" office:value="20.4305245348977">
                <text:p>20.4305245348977</text:p>
              </table:table-cell>
              <table:table-cell office:value-type="float" office:value="25.2414709505126">
                <text:p>25.2414709505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3.1511342894334">
                <text:p>63.1511342894334</text:p>
              </table:table-cell>
              <table:table-cell office:value-type="float" office:value="11.6117614048133">
                <text:p>11.6117614048133</text:p>
              </table:table-cell>
              <table:table-cell office:value-type="float" office:value="3.44899263769447">
                <text:p>3.44899263769447</text:p>
              </table:table-cell>
              <table:table-cell office:value-type="float" office:value="13.7971784049418">
                <text:p>13.7971784049418</text:p>
              </table:table-cell>
              <table:table-cell office:value-type="float" office:value="7.62164004549287">
                <text:p>7.621640045492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5.0657458987438">
                <text:p>25.0657458987438</text:p>
              </table:table-cell>
              <table:table-cell office:value-type="float" office:value="11.9406037027214">
                <text:p>11.9406037027214</text:p>
              </table:table-cell>
              <table:table-cell office:value-type="float" office:value="3.17351185838204">
                <text:p>3.17351185838204</text:p>
              </table:table-cell>
              <table:table-cell office:value-type="float" office:value="17.6448651164504">
                <text:p>17.6448651164504</text:p>
              </table:table-cell>
              <table:table-cell office:value-type="float" office:value="0.464066154155419">
                <text:p>0.4640661541554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.78880461460918">
                <text:p>3.78880461460918</text:p>
              </table:table-cell>
              <table:table-cell office:value-type="float" office:value="17.1497620216285">
                <text:p>17.1497620216285</text:p>
              </table:table-cell>
              <table:table-cell office:value-type="float" office:value="6.41484123721618">
                <text:p>6.41484123721618</text:p>
              </table:table-cell>
              <table:table-cell office:value-type="float" office:value="13.4588514127963">
                <text:p>13.4588514127963</text:p>
              </table:table-cell>
              <table:table-cell office:value-type="float" office:value="19.2205870431657">
                <text:p>19.22058704316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8.6927729599966">
                <text:p>28.6927729599966</text:p>
              </table:table-cell>
              <table:table-cell office:value-type="float" office:value="8.29619425101707">
                <text:p>8.29619425101707</text:p>
              </table:table-cell>
              <table:table-cell office:value-type="float" office:value="9.34525022962012">
                <text:p>9.34525022962012</text:p>
              </table:table-cell>
              <table:table-cell office:value-type="float" office:value="17.1994045994353">
                <text:p>17.1994045994353</text:p>
              </table:table-cell>
              <table:table-cell office:value-type="float" office:value="12.6917259455316">
                <text:p>12.6917259455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2966929728837">
                <text:p>13.2966929728837</text:p>
              </table:table-cell>
              <table:table-cell office:value-type="float" office:value="14.8727258507421">
                <text:p>14.8727258507421</text:p>
              </table:table-cell>
              <table:table-cell office:value-type="float" office:value="1.38891909235843">
                <text:p>1.38891909235843</text:p>
              </table:table-cell>
              <table:table-cell office:value-type="float" office:value="19.2318825209321">
                <text:p>19.2318825209321</text:p>
              </table:table-cell>
              <table:table-cell office:value-type="float" office:value="1.04640720489586">
                <text:p>1.046407204895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2.2082755774054">
                <text:p>22.2082755774054</text:p>
              </table:table-cell>
              <table:table-cell office:value-type="float" office:value="8.0622160897276">
                <text:p>8.0622160897276</text:p>
              </table:table-cell>
              <table:table-cell office:value-type="float" office:value="5.10442097479228">
                <text:p>5.10442097479228</text:p>
              </table:table-cell>
              <table:table-cell office:value-type="float" office:value="7.82571170099056">
                <text:p>7.82571170099056</text:p>
              </table:table-cell>
              <table:table-cell office:value-type="float" office:value="4.34670762539685">
                <text:p>4.34670762539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356361170306">
                <text:p>3.356361170306</text:p>
              </table:table-cell>
              <table:table-cell office:value-type="float" office:value="12.0204841433838">
                <text:p>12.0204841433838</text:p>
              </table:table-cell>
              <table:table-cell office:value-type="float" office:value="0.950376248297585">
                <text:p>0.950376248297585</text:p>
              </table:table-cell>
              <table:table-cell office:value-type="float" office:value="11.2669855083089">
                <text:p>11.2669855083089</text:p>
              </table:table-cell>
              <table:table-cell office:value-type="float" office:value="20.099440230173">
                <text:p>20.0994402301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.4018614061992">
                <text:p>14.4018614061992</text:p>
              </table:table-cell>
              <table:table-cell office:value-type="float" office:value="17.7320343726763">
                <text:p>17.7320343726763</text:p>
              </table:table-cell>
              <table:table-cell office:value-type="float" office:value="2.25314360058114">
                <text:p>2.25314360058114</text:p>
              </table:table-cell>
              <table:table-cell office:value-type="float" office:value="8.35040992361879">
                <text:p>8.35040992361879</text:p>
              </table:table-cell>
              <table:table-cell office:value-type="float" office:value="5.15436935821702">
                <text:p>5.15436935821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7.6333161959188">
                <text:p>17.6333161959188</text:p>
              </table:table-cell>
              <table:table-cell office:value-type="float" office:value="14.3553604673555">
                <text:p>14.3553604673555</text:p>
              </table:table-cell>
              <table:table-cell office:value-type="float" office:value="6.71868643669386">
                <text:p>6.71868643669386</text:p>
              </table:table-cell>
              <table:table-cell office:value-type="float" office:value="16.0507893542757">
                <text:p>16.0507893542757</text:p>
              </table:table-cell>
              <table:table-cell office:value-type="float" office:value="22.6223721561951">
                <text:p>22.62237215619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5232878795352">
                <text:p>11.5232878795352</text:p>
              </table:table-cell>
              <table:table-cell office:value-type="float" office:value="12.3591983354603">
                <text:p>12.3591983354603</text:p>
              </table:table-cell>
              <table:table-cell office:value-type="float" office:value="1.58674468321859">
                <text:p>1.58674468321859</text:p>
              </table:table-cell>
              <table:table-cell office:value-type="float" office:value="14.9031702729038">
                <text:p>14.9031702729038</text:p>
              </table:table-cell>
              <table:table-cell office:value-type="float" office:value="4.39419742853551">
                <text:p>4.39419742853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1.5636262270654">
                <text:p>61.5636262270654</text:p>
              </table:table-cell>
              <table:table-cell office:value-type="float" office:value="10.2751782290249">
                <text:p>10.2751782290249</text:p>
              </table:table-cell>
              <table:table-cell office:value-type="float" office:value="1.81090796273194">
                <text:p>1.81090796273194</text:p>
              </table:table-cell>
              <table:table-cell office:value-type="float" office:value="10.3271116498021">
                <text:p>10.3271116498021</text:p>
              </table:table-cell>
              <table:table-cell office:value-type="float" office:value="2.10053765240256">
                <text:p>2.100537652402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33590114572847">
                <text:p>8.33590114572847</text:p>
              </table:table-cell>
              <table:table-cell office:value-type="float" office:value="11.0028174336936">
                <text:p>11.0028174336936</text:p>
              </table:table-cell>
              <table:table-cell office:value-type="float" office:value="5.95398152314082">
                <text:p>5.95398152314082</text:p>
              </table:table-cell>
              <table:table-cell office:value-type="float" office:value="13.5760596537282">
                <text:p>13.5760596537282</text:p>
              </table:table-cell>
              <table:table-cell office:value-type="float" office:value="8.64840639144376">
                <text:p>8.64840639144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.51570443959327">
                <text:p>6.51570443959327</text:p>
              </table:table-cell>
              <table:table-cell office:value-type="float" office:value="18.7627105656705">
                <text:p>18.7627105656705</text:p>
              </table:table-cell>
              <table:table-cell office:value-type="float" office:value="0.403705499034015">
                <text:p>0.403705499034015</text:p>
              </table:table-cell>
              <table:table-cell office:value-type="float" office:value="13.9399100945356">
                <text:p>13.9399100945356</text:p>
              </table:table-cell>
              <table:table-cell office:value-type="float" office:value="5.2384944224806">
                <text:p>5.2384944224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81053914500153">
                <text:p>3.81053914500153</text:p>
              </table:table-cell>
              <table:table-cell office:value-type="float" office:value="11.2035699361559">
                <text:p>11.2035699361559</text:p>
              </table:table-cell>
              <table:table-cell office:value-type="float" office:value="1.24782622541449">
                <text:p>1.24782622541449</text:p>
              </table:table-cell>
              <table:table-cell office:value-type="float" office:value="16.1920775413836">
                <text:p>16.1920775413836</text:p>
              </table:table-cell>
              <table:table-cell office:value-type="float" office:value="2.12378354004098">
                <text:p>2.123783540040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9392746078805">
                <text:p>0.719392746078805</text:p>
              </table:table-cell>
              <table:table-cell office:value-type="float" office:value="15.5021889792364">
                <text:p>15.5021889792364</text:p>
              </table:table-cell>
              <table:table-cell office:value-type="float" office:value="6.44825973419063">
                <text:p>6.44825973419063</text:p>
              </table:table-cell>
              <table:table-cell office:value-type="float" office:value="12.5200487088448">
                <text:p>12.5200487088448</text:p>
              </table:table-cell>
              <table:table-cell office:value-type="float" office:value="10.0345431473926">
                <text:p>10.03454314739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17460289673874">
                <text:p>0.217460289673874</text:p>
              </table:table-cell>
              <table:table-cell office:value-type="float" office:value="19.1065622383417">
                <text:p>19.1065622383417</text:p>
              </table:table-cell>
              <table:table-cell office:value-type="float" office:value="5.26218947989505">
                <text:p>5.26218947989505</text:p>
              </table:table-cell>
              <table:table-cell office:value-type="float" office:value="16.4558694419537">
                <text:p>16.4558694419537</text:p>
              </table:table-cell>
              <table:table-cell office:value-type="float" office:value="1.88474340473076">
                <text:p>1.88474340473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.1590842026571">
                <text:p>14.1590842026571</text:p>
              </table:table-cell>
              <table:table-cell office:value-type="float" office:value="12.7642678750967">
                <text:p>12.7642678750967</text:p>
              </table:table-cell>
              <table:table-cell office:value-type="float" office:value="0.435182670308689">
                <text:p>0.435182670308689</text:p>
              </table:table-cell>
              <table:table-cell office:value-type="float" office:value="12.2036551519164">
                <text:p>12.2036551519164</text:p>
              </table:table-cell>
              <table:table-cell office:value-type="float" office:value="1.35381235907507">
                <text:p>1.35381235907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26844062574599">
                <text:p>5.26844062574599</text:p>
              </table:table-cell>
              <table:table-cell office:value-type="float" office:value="15.9526264496174">
                <text:p>15.9526264496174</text:p>
              </table:table-cell>
              <table:table-cell office:value-type="float" office:value="0.377661741817188">
                <text:p>0.377661741817188</text:p>
              </table:table-cell>
              <table:table-cell office:value-type="float" office:value="12.057289186138">
                <text:p>12.057289186138</text:p>
              </table:table-cell>
              <table:table-cell office:value-type="float" office:value="25.0050111427896">
                <text:p>25.0050111427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0.3507693314615">
                <text:p>30.3507693314615</text:p>
              </table:table-cell>
              <table:table-cell office:value-type="float" office:value="14.4832024102102">
                <text:p>14.4832024102102</text:p>
              </table:table-cell>
              <table:table-cell office:value-type="float" office:value="1.53950707988711">
                <text:p>1.53950707988711</text:p>
              </table:table-cell>
              <table:table-cell office:value-type="float" office:value="23.2093112587932">
                <text:p>23.2093112587932</text:p>
              </table:table-cell>
              <table:table-cell office:value-type="float" office:value="5.2206571198847">
                <text:p>5.22065711988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2.2203340047192">
                <text:p>42.2203340047192</text:p>
              </table:table-cell>
              <table:table-cell office:value-type="float" office:value="19.5480457101774">
                <text:p>19.5480457101774</text:p>
              </table:table-cell>
              <table:table-cell office:value-type="float" office:value="0.371123096958836">
                <text:p>0.371123096958836</text:p>
              </table:table-cell>
              <table:table-cell office:value-type="float" office:value="10.7938694223966">
                <text:p>10.7938694223966</text:p>
              </table:table-cell>
              <table:table-cell office:value-type="float" office:value="2.628150837138">
                <text:p>2.628150837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0293245841402">
                <text:p>11.0293245841402</text:p>
              </table:table-cell>
              <table:table-cell office:value-type="float" office:value="8.00704452096074">
                <text:p>8.00704452096074</text:p>
              </table:table-cell>
              <table:table-cell office:value-type="float" office:value="0.228879388493139">
                <text:p>0.228879388493139</text:p>
              </table:table-cell>
              <table:table-cell office:value-type="float" office:value="18.4590244327013">
                <text:p>18.4590244327013</text:p>
              </table:table-cell>
              <table:table-cell office:value-type="float" office:value="0.83870009839034">
                <text:p>0.838700098390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.4379935036048">
                <text:p>11.4379935036048</text:p>
              </table:table-cell>
              <table:table-cell office:value-type="float" office:value="14.127220409761">
                <text:p>14.127220409761</text:p>
              </table:table-cell>
              <table:table-cell office:value-type="float" office:value="6.84431665601835">
                <text:p>6.84431665601835</text:p>
              </table:table-cell>
              <table:table-cell office:value-type="float" office:value="13.7802540072944">
                <text:p>13.7802540072944</text:p>
              </table:table-cell>
              <table:table-cell office:value-type="float" office:value="0.27788577991234">
                <text:p>0.27788577991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2542833279696">
                <text:p>1.02542833279696</text:p>
              </table:table-cell>
              <table:table-cell office:value-type="float" office:value="18.7090164593609">
                <text:p>18.7090164593609</text:p>
              </table:table-cell>
              <table:table-cell office:value-type="float" office:value="4.68318599836914">
                <text:p>4.68318599836914</text:p>
              </table:table-cell>
              <table:table-cell office:value-type="float" office:value="22.9595889378727">
                <text:p>22.9595889378727</text:p>
              </table:table-cell>
              <table:table-cell office:value-type="float" office:value="6.01479943243135">
                <text:p>6.01479943243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7287525259499">
                <text:p>5.7287525259499</text:p>
              </table:table-cell>
              <table:table-cell office:value-type="float" office:value="8.07976485126762">
                <text:p>8.07976485126762</text:p>
              </table:table-cell>
              <table:table-cell office:value-type="float" office:value="4.35640406021904">
                <text:p>4.35640406021904</text:p>
              </table:table-cell>
              <table:table-cell office:value-type="float" office:value="6.52732590263101">
                <text:p>6.52732590263101</text:p>
              </table:table-cell>
              <table:table-cell office:value-type="float" office:value="18.7261456389004">
                <text:p>18.7261456389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80216761201174">
                <text:p>5.80216761201174</text:p>
              </table:table-cell>
              <table:table-cell office:value-type="float" office:value="13.2481819824169">
                <text:p>13.2481819824169</text:p>
              </table:table-cell>
              <table:table-cell office:value-type="float" office:value="37.3830300618055">
                <text:p>37.3830300618055</text:p>
              </table:table-cell>
              <table:table-cell office:value-type="float" office:value="10.9420036163859">
                <text:p>10.9420036163859</text:p>
              </table:table-cell>
              <table:table-cell office:value-type="float" office:value="19.6050394363556">
                <text:p>19.6050394363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3.7911841010282">
                <text:p>33.7911841010282</text:p>
              </table:table-cell>
              <table:table-cell office:value-type="float" office:value="8.29510942152099">
                <text:p>8.29510942152099</text:p>
              </table:table-cell>
              <table:table-cell office:value-type="float" office:value="26.737343135743">
                <text:p>26.737343135743</text:p>
              </table:table-cell>
              <table:table-cell office:value-type="float" office:value="19.7762317505833">
                <text:p>19.7762317505833</text:p>
              </table:table-cell>
              <table:table-cell office:value-type="float" office:value="0.530848959093114">
                <text:p>0.530848959093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.7198603249382">
                <text:p>15.7198603249382</text:p>
              </table:table-cell>
              <table:table-cell office:value-type="float" office:value="11.2021134834834">
                <text:p>11.2021134834834</text:p>
              </table:table-cell>
              <table:table-cell office:value-type="float" office:value="14.0894259220905">
                <text:p>14.0894259220905</text:p>
              </table:table-cell>
              <table:table-cell office:value-type="float" office:value="18.547285258112">
                <text:p>18.547285258112</text:p>
              </table:table-cell>
              <table:table-cell office:value-type="float" office:value="17.5472928218887">
                <text:p>17.54729282188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6.0898365800899">
                <text:p>26.0898365800899</text:p>
              </table:table-cell>
              <table:table-cell office:value-type="float" office:value="13.1063174230471">
                <text:p>13.1063174230471</text:p>
              </table:table-cell>
              <table:table-cell office:value-type="float" office:value="6.41603517014431">
                <text:p>6.41603517014431</text:p>
              </table:table-cell>
              <table:table-cell office:value-type="float" office:value="19.8298006069499">
                <text:p>19.8298006069499</text:p>
              </table:table-cell>
              <table:table-cell office:value-type="float" office:value="0.94835186713058">
                <text:p>0.94835186713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3.3393512244974">
                <text:p>43.3393512244974</text:p>
              </table:table-cell>
              <table:table-cell office:value-type="float" office:value="14.5534110689719">
                <text:p>14.5534110689719</text:p>
              </table:table-cell>
              <table:table-cell office:value-type="float" office:value="24.5658608407275">
                <text:p>24.5658608407275</text:p>
              </table:table-cell>
              <table:table-cell office:value-type="float" office:value="8.26320095848839">
                <text:p>8.26320095848839</text:p>
              </table:table-cell>
              <table:table-cell office:value-type="float" office:value="6.28948924398906">
                <text:p>6.289489243989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16020013609334">
                <text:p>3.16020013609334</text:p>
              </table:table-cell>
              <table:table-cell office:value-type="float" office:value="17.0487655220804">
                <text:p>17.0487655220804</text:p>
              </table:table-cell>
              <table:table-cell office:value-type="float" office:value="13.1141011033454">
                <text:p>13.1141011033454</text:p>
              </table:table-cell>
              <table:table-cell office:value-type="float" office:value="24.5599935447589">
                <text:p>24.5599935447589</text:p>
              </table:table-cell>
              <table:table-cell office:value-type="float" office:value="4.15371982866675">
                <text:p>4.15371982866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